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6.44mm"/>
    </style:style>
    <style:style style:name="co4" style:family="table-column">
      <style:table-column-properties fo:break-before="auto" style:column-width="11.75mm"/>
    </style:style>
    <style:style style:name="co5" style:family="table-column">
      <style:table-column-properties fo:break-before="auto" style:column-width="13.71mm"/>
    </style:style>
    <style:style style:name="co6" style:family="table-column">
      <style:table-column-properties fo:break-before="auto" style:column-width="17.9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ta1" style:family="table" style:master-page-name="PageStyle_5f_遭難漁船數0">
      <style:table-properties table:display="true" style:writing-mode="lr-tb"/>
    </style:style>
    <style:style style:name="ta2" style:family="table" style:master-page-name="PageStyle_5f_遭難漁船數1_28_續完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8pt" fo:font-style="normal" fo:text-shadow="none" style:text-underline-style="none" fo:font-weight="normal" style:font-name-asian="微軟正黑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8pt" fo:font-style="normal" fo:text-shadow="none" style:text-underline-style="none" fo:font-weight="normal" style:font-name-asian="微軟正黑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8pt" fo:font-style="normal" fo:text-shadow="none" style:text-underline-style="none" fo:font-weight="normal" style:font-name-asian="微軟正黑體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8pt" fo:font-style="normal" fo:text-shadow="none" style:text-underline-style="none" fo:font-weight="normal" style:font-name-asian="微軟正黑體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8pt" fo:font-style="normal" fo:text-shadow="none" style:text-underline-style="none" fo:font-weight="normal" style:font-name-asian="微軟正黑體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 style:data-style-name="N165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15" style:family="table-cell" style:parent-style-name="Default" style:data-style-name="N165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16" style:family="table-cell" style:parent-style-name="Default" style:data-style-name="N165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8pt" fo:font-style="normal" fo:text-shadow="none" style:text-underline-style="none" fo:font-weight="normal" style:font-name-asian="微軟正黑體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6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22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23" style:family="table-cell" style:parent-style-name="Default" style:data-style-name="N16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24" style:family="table-cell" style:parent-style-name="Default" style:data-style-name="N166">
      <style:table-cell-properties fo:padding="0.71mm"/>
      <style:text-properties style:use-window-font-color="true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8pt" fo:font-style="normal" fo:text-shadow="none" style:text-underline-style="none" fo:font-weight="normal" style:font-name-asian="微軟正黑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8pt" fo:font-style="normal" fo:text-shadow="none" style:text-underline-style="none" fo:font-weight="normal" style:font-name-asian="微軟正黑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8pt" fo:font-style="normal" fo:text-shadow="none" style:text-underline-style="none" fo:font-weight="normal" style:font-name-asian="微軟正黑體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遭難漁船數0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5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6" table:number-columns-repeated="229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17‧遭難漁船數</text:p>
          </table:table-cell>
          <table:covered-table-cell table:number-columns-repeated="2"/>
          <table:covered-table-cell table:style-name="ce10"/>
          <table:table-cell table:number-columns-repeated="11"/>
          <table:table-cell table:style-name="ce28"/>
          <table:table-cell table:style-name="ce29" table:number-columns-repeated="4"/>
          <table:table-cell table:style-name="ce32" office:value-type="string" calcext:value-type="string" table:number-columns-spanned="8" table:number-rows-spanned="1">
            <text:p>17‧DISASTERS OF FISHING CRAFT </text:p>
          </table:table-cell>
          <table:covered-table-cell table:number-columns-repeated="7" table:style-name="ce32"/>
          <table:table-cell table:number-columns-repeated="996"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2" office:value-type="string" calcext:value-type="string" table:number-columns-spanned="2" table:number-rows-spanned="1">
            <text:p>總計</text:p>
          </table:table-cell>
          <table:covered-table-cell table:style-name="ce17"/>
          <table:table-cell table:style-name="ce2" office:value-type="string" calcext:value-type="string" table:number-columns-spanned="14" table:number-rows-spanned="1">
            <text:p>海　　　　　上　　　　　沉　　　　　沒</text:p>
          </table:table-cell>
          <table:covered-table-cell table:number-columns-repeated="12" table:style-name="ce26"/>
          <table:covered-table-cell table:style-name="ce30"/>
          <table:table-cell table:style-name="ce2" office:value-type="string" calcext:value-type="string" table:number-columns-spanned="10" table:number-rows-spanned="1">
            <text:p>港　　　　　內　　　　　沉　　　　　沒</text:p>
          </table:table-cell>
          <table:covered-table-cell table:number-columns-repeated="8" table:style-name="ce26"/>
          <table:covered-table-cell table:style-name="ce30"/>
          <table:table-cell table:style-name="ce28" table:number-columns-repeated="99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13"/>
          <table:table-cell table:style-name="ce18"/>
          <table:table-cell table:style-name="ce25" office:value-type="string" calcext:value-type="string" table:number-columns-spanned="14" table:number-rows-spanned="1">
            <text:p>Sunk at Sea</text:p>
          </table:table-cell>
          <table:covered-table-cell table:number-columns-repeated="12" table:style-name="ce27"/>
          <table:covered-table-cell table:style-name="ce31"/>
          <table:table-cell table:style-name="ce25" office:value-type="string" calcext:value-type="string" table:number-columns-spanned="10" table:number-rows-spanned="1">
            <text:p>Sunk in Port</text:p>
          </table:table-cell>
          <table:covered-table-cell table:number-columns-repeated="8" table:style-name="ce27"/>
          <table:covered-table-cell table:style-name="ce31"/>
          <table:table-cell table:style-name="ce28" table:number-columns-repeated="996"/>
        </table:table-row>
        <table:table-row table:style-name="ro2">
          <table:table-cell table:style-name="ce4" office:value-type="string" calcext:value-type="string" table:number-columns-spanned="2" table:number-rows-spanned="1">
            <text:p>噸 <text:s text:c="2"/>位 <text:s text:c="2"/>別</text:p>
          </table:table-cell>
          <table:covered-table-cell table:style-name="ce4"/>
          <table:table-cell table:style-name="ce13"/>
          <table:table-cell table:style-name="ce18"/>
          <table:table-cell table:style-name="ce2" office:value-type="string" calcext:value-type="string" table:number-columns-spanned="2" table:number-rows-spanned="1">
            <text:p>計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碰撞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擱淺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失火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翻覆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機器故障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其他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計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碰撞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失火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天災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其他</text:p>
          </table:table-cell>
          <table:covered-table-cell table:style-name="ce17"/>
          <table:table-cell table:style-name="ce28" table:number-columns-repeated="996"/>
        </table:table-row>
        <table:table-row table:style-name="ro2">
          <table:table-cell table:style-name="ce5" office:value-type="string" calcext:value-type="string" table:number-columns-spanned="2" table:number-rows-spanned="1">
            <text:p>Tonnage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Collision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Stranded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Fired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Overturned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Engine Breakdown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Others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Casualty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Collision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Fired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Others</text:p>
          </table:table-cell>
          <table:covered-table-cell table:style-name="ce19"/>
          <table:table-cell table:style-name="ce28" table:number-columns-repeated="99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8" table:number-columns-repeated="996"/>
        </table:table-row>
        <table:table-row table:style-name="ro2">
          <table:table-cell table:style-name="ce6" table:number-columns-spanned="2" table:number-rows-spanned="1"/>
          <table:covered-table-cell table:style-name="ce6"/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28" table:number-columns-repeated="996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IF(SUM([.C9];[.C12];[.C18];[.C24])=0;&quot;-&quot;;SUM([.C9];[.C12];[.C18];[.C24]))" office:value-type="float" office:value="204" calcext:value-type="float">
            <text:p>204</text:p>
          </table:table-cell>
          <table:table-cell table:style-name="ce22" table:formula="of:=IF(SUM([.D9];[.D12];[.D18];[.D24])=0;&quot;-&quot;;SUM([.D9];[.D12];[.D18];[.D24]))" office:value-type="float" office:value="8292.37" calcext:value-type="float">
            <text:p>8,292.37 </text:p>
          </table:table-cell>
          <table:table-cell table:style-name="ce14" table:formula="of:=IF(SUM([.E9];[.E12];[.E18];[.E24])=0;&quot;-&quot;;SUM([.E9];[.E12];[.E18];[.E24]))" office:value-type="float" office:value="64" calcext:value-type="float">
            <text:p>64</text:p>
          </table:table-cell>
          <table:table-cell table:style-name="ce22" table:formula="of:=IF(SUM([.F9];[.F12];[.F18];[.F24])=0;&quot;-&quot;;SUM([.F9];[.F12];[.F18];[.F24]))" office:value-type="float" office:value="3652.1" calcext:value-type="float">
            <text:p>3,652.10 </text:p>
          </table:table-cell>
          <table:table-cell table:style-name="ce14" table:formula="of:=IF(SUM([.G9];[.G12];[.G18];[.G24])=0;&quot;-&quot;;SUM([.G9];[.G12];[.G18];[.G24]))" office:value-type="float" office:value="3" calcext:value-type="float">
            <text:p>3</text:p>
          </table:table-cell>
          <table:table-cell table:style-name="ce22" table:formula="of:=IF(SUM([.H9];[.H12];[.H18];[.H24])=0;&quot;-&quot;;SUM([.H9];[.H12];[.H18];[.H24]))" office:value-type="float" office:value="1004.93" calcext:value-type="float">
            <text:p>1,004.93 </text:p>
          </table:table-cell>
          <table:table-cell table:style-name="ce14" table:formula="of:=IF(SUM([.I9];[.I12];[.I18];[.I24])=0;&quot;-&quot;;SUM([.I9];[.I12];[.I18];[.I24]))" office:value-type="float" office:value="8" calcext:value-type="float">
            <text:p>8</text:p>
          </table:table-cell>
          <table:table-cell table:style-name="ce22" table:formula="of:=IF(SUM([.J9];[.J12];[.J18];[.J24])=0;&quot;-&quot;;SUM([.J9];[.J12];[.J18];[.J24]))" office:value-type="float" office:value="295.72" calcext:value-type="float">
            <text:p>295.72 </text:p>
          </table:table-cell>
          <table:table-cell table:style-name="ce14" table:formula="of:=IF(SUM([.K9];[.K12];[.K18];[.K24])=0;&quot;-&quot;;SUM([.K9];[.K12];[.K18];[.K24]))" office:value-type="float" office:value="6" calcext:value-type="float">
            <text:p>6</text:p>
          </table:table-cell>
          <table:table-cell table:style-name="ce22" table:formula="of:=IF(SUM([.L9];[.L12];[.L18];[.L24])=0;&quot;-&quot;;SUM([.L9];[.L12];[.L18];[.L24]))" office:value-type="float" office:value="480.97" calcext:value-type="float">
            <text:p>480.97 </text:p>
          </table:table-cell>
          <table:table-cell table:style-name="ce14" table:formula="of:=IF(SUM([.M9];[.M12];[.M18];[.M24])=0;&quot;-&quot;;SUM([.M9];[.M12];[.M18];[.M24]))" office:value-type="float" office:value="1" calcext:value-type="float">
            <text:p>1</text:p>
          </table:table-cell>
          <table:table-cell table:style-name="ce22" table:formula="of:=IF(SUM([.N9];[.N12];[.N18];[.N24])=0;&quot;-&quot;;SUM([.N9];[.N12];[.N18];[.N24]))" office:value-type="float" office:value="49.78" calcext:value-type="float">
            <text:p>49.78 </text:p>
          </table:table-cell>
          <table:table-cell table:style-name="ce14" table:formula="of:=IF(SUM([.O9];[.O12];[.O18];[.O24])=0;&quot;-&quot;;SUM([.O9];[.O12];[.O18];[.O24]))" office:value-type="float" office:value="36" calcext:value-type="float">
            <text:p>36</text:p>
          </table:table-cell>
          <table:table-cell table:style-name="ce22" table:formula="of:=IF(SUM([.P9];[.P12];[.P18];[.P24])=0;&quot;-&quot;;SUM([.P9];[.P12];[.P18];[.P24]))" office:value-type="float" office:value="1461.34" calcext:value-type="float">
            <text:p>1,461.34 </text:p>
          </table:table-cell>
          <table:table-cell table:style-name="ce14" table:formula="of:=IF(SUM([.Q9];[.Q12];[.Q18];[.Q24])=0;&quot;-&quot;;SUM([.Q9];[.Q12];[.Q18];[.Q24]))" office:value-type="float" office:value="10" calcext:value-type="float">
            <text:p>10</text:p>
          </table:table-cell>
          <table:table-cell table:style-name="ce22" table:formula="of:=IF(SUM([.R9];[.R12];[.R18];[.R24])=0;&quot;-&quot;;SUM([.R9];[.R12];[.R18];[.R24]))" office:value-type="float" office:value="359.36" calcext:value-type="float">
            <text:p>359.36 </text:p>
          </table:table-cell>
          <table:table-cell table:style-name="ce14" table:formula="of:=IF(SUM([.S9];[.S12];[.S18];[.S24])=0;&quot;-&quot;;SUM([.S9];[.S12];[.S18];[.S24]))" office:value-type="float" office:value="10" calcext:value-type="float">
            <text:p>10</text:p>
          </table:table-cell>
          <table:table-cell table:style-name="ce22" table:formula="of:=IF(SUM([.T9];[.T12];[.T18];[.T24])=0;&quot;-&quot;;SUM([.T9];[.T12];[.T18];[.T24]))" office:value-type="float" office:value="269.13" calcext:value-type="float">
            <text:p>269.13 </text:p>
          </table:table-cell>
          <table:table-cell table:style-name="ce14" table:formula="of:=IF(SUM([.U9];[.U12];[.U18];[.U24])=0;&quot;-&quot;;SUM([.U9];[.U12];[.U18];[.U24]))" office:value-type="string" office:string-value="-" calcext:value-type="string">
            <text:p>-</text:p>
          </table:table-cell>
          <table:table-cell table:style-name="ce22" table:formula="of:=IF(SUM([.V9];[.V12];[.V18];[.V24])=0;&quot;-&quot;;SUM([.V9];[.V12];[.V18];[.V24]))" office:value-type="string" office:string-value="-" calcext:value-type="string">
            <text:p>-</text:p>
          </table:table-cell>
          <table:table-cell table:style-name="ce14" table:formula="of:=IF(SUM([.W9];[.W12];[.W18];[.W24])=0;&quot;-&quot;;SUM([.W9];[.W12];[.W18];[.W24]))" office:value-type="float" office:value="2" calcext:value-type="float">
            <text:p>2</text:p>
          </table:table-cell>
          <table:table-cell table:style-name="ce22" table:formula="of:=IF(SUM([.X9];[.X12];[.X18];[.X24])=0;&quot;-&quot;;SUM([.X9];[.X12];[.X18];[.X24]))" office:value-type="float" office:value="147.17" calcext:value-type="float">
            <text:p>147.17 </text:p>
          </table:table-cell>
          <table:table-cell table:style-name="ce14" table:formula="of:=IF(SUM([.Y9];[.Y12];[.Y18];[.Y24])=0;&quot;-&quot;;SUM([.Y9];[.Y12];[.Y18];[.Y24]))" office:value-type="float" office:value="4" calcext:value-type="float">
            <text:p>4</text:p>
          </table:table-cell>
          <table:table-cell table:style-name="ce22" table:formula="of:=IF(SUM([.Z9];[.Z12];[.Z18];[.Z24])=0;&quot;-&quot;;SUM([.Z9];[.Z12];[.Z18];[.Z24]))" office:value-type="float" office:value="16.24" calcext:value-type="float">
            <text:p>16.24 </text:p>
          </table:table-cell>
          <table:table-cell table:style-name="ce14" table:formula="of:=IF(SUM([.AA9];[.AA12];[.AA18];[.AA24])=0;&quot;-&quot;;SUM([.AA9];[.AA12];[.AA18];[.AA24]))" office:value-type="float" office:value="4" calcext:value-type="float">
            <text:p>4</text:p>
          </table:table-cell>
          <table:table-cell table:style-name="ce22" table:formula="of:=IF(SUM([.AB9];[.AB12];[.AB18];[.AB24])=0;&quot;-&quot;;SUM([.AB9];[.AB12];[.AB18];[.AB24]))" office:value-type="float" office:value="105.72" calcext:value-type="float">
            <text:p>105.72 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計</text:p>
          </table:table-cell>
          <table:table-cell table:style-name="ce11" office:value-type="string" calcext:value-type="string">
            <text:p>Sub-Total</text:p>
          </table:table-cell>
          <table:table-cell table:style-name="ce15" table:formula="of:=IF(SUM([.C10:.C11])=0;&quot;-&quot;;SUM([.C10:.C11]))" office:value-type="float" office:value="31" calcext:value-type="float">
            <text:p>31</text:p>
          </table:table-cell>
          <table:table-cell table:style-name="ce22" table:formula="of:=IF(SUM([.D10:.D11])=0;&quot;-&quot;;SUM([.D10:.D11]))" office:value-type="float" office:value="32.65" calcext:value-type="float">
            <text:p>32.65 </text:p>
          </table:table-cell>
          <table:table-cell table:style-name="ce15" table:formula="of:=IF(SUM([.E10:.E11])=0;&quot;-&quot;;SUM([.E10:.E11]))" office:value-type="float" office:value="1" calcext:value-type="float">
            <text:p>1</text:p>
          </table:table-cell>
          <table:table-cell table:style-name="ce22" table:formula="of:=IF(SUM([.F10:.F11])=0;&quot;-&quot;;SUM([.F10:.F11]))" office:value-type="string" office:string-value="-" calcext:value-type="string">
            <text:p>-</text:p>
          </table:table-cell>
          <table:table-cell table:style-name="ce15" table:formula="of:=IF(SUM([.G10:.G11])=0;&quot;-&quot;;SUM([.G10:.G11]))" office:value-type="float" office:value="1" calcext:value-type="float">
            <text:p>1</text:p>
          </table:table-cell>
          <table:table-cell table:style-name="ce22" table:formula="of:=IF(SUM([.H10:.H11])=0;&quot;-&quot;;SUM([.H10:.H11]))" office:value-type="string" office:string-value="-" calcext:value-type="string">
            <text:p>-</text:p>
          </table:table-cell>
          <table:table-cell table:style-name="ce15" table:formula="of:=IF(SUM([.I10:.I11])=0;&quot;-&quot;;SUM([.I10:.I11]))" office:value-type="string" office:string-value="-" calcext:value-type="string">
            <text:p>-</text:p>
          </table:table-cell>
          <table:table-cell table:style-name="ce22" table:formula="of:=IF(SUM([.J10:.J11])=0;&quot;-&quot;;SUM([.J10:.J11]))" office:value-type="string" office:string-value="-" calcext:value-type="string">
            <text:p>-</text:p>
          </table:table-cell>
          <table:table-cell table:style-name="ce15" table:formula="of:=IF(SUM([.K10:.K11])=0;&quot;-&quot;;SUM([.K10:.K11]))" office:value-type="string" office:string-value="-" calcext:value-type="string">
            <text:p>-</text:p>
          </table:table-cell>
          <table:table-cell table:style-name="ce22" table:formula="of:=IF(SUM([.L10:.L11])=0;&quot;-&quot;;SUM([.L10:.L11]))" office:value-type="string" office:string-value="-" calcext:value-type="string">
            <text:p>-</text:p>
          </table:table-cell>
          <table:table-cell table:style-name="ce15" table:formula="of:=IF(SUM([.M10:.M11])=0;&quot;-&quot;;SUM([.M10:.M11]))" office:value-type="string" office:string-value="-" calcext:value-type="string">
            <text:p>-</text:p>
          </table:table-cell>
          <table:table-cell table:style-name="ce22" table:formula="of:=IF(SUM([.N10:.N11])=0;&quot;-&quot;;SUM([.N10:.N11]))" office:value-type="string" office:string-value="-" calcext:value-type="string">
            <text:p>-</text:p>
          </table:table-cell>
          <table:table-cell table:style-name="ce15" table:formula="of:=IF(SUM([.O10:.O11])=0;&quot;-&quot;;SUM([.O10:.O11]))" office:value-type="string" office:string-value="-" calcext:value-type="string">
            <text:p>-</text:p>
          </table:table-cell>
          <table:table-cell table:style-name="ce22" table:formula="of:=IF(SUM([.P10:.P11])=0;&quot;-&quot;;SUM([.P10:.P11]))" office:value-type="string" office:string-value="-" calcext:value-type="string">
            <text:p>-</text:p>
          </table:table-cell>
          <table:table-cell table:style-name="ce15" table:formula="of:=IF(SUM([.Q10:.Q11])=0;&quot;-&quot;;SUM([.Q10:.Q11]))" office:value-type="string" office:string-value="-" calcext:value-type="string">
            <text:p>-</text:p>
          </table:table-cell>
          <table:table-cell table:style-name="ce22" table:formula="of:=IF(SUM([.R10:.R11])=0;&quot;-&quot;;SUM([.R10:.R11]))" office:value-type="string" office:string-value="-" calcext:value-type="string">
            <text:p>-</text:p>
          </table:table-cell>
          <table:table-cell table:style-name="ce15" table:formula="of:=IF(SUM([.S10:.S11])=0;&quot;-&quot;;SUM([.S10:.S11]))" office:value-type="float" office:value="2" calcext:value-type="float">
            <text:p>2</text:p>
          </table:table-cell>
          <table:table-cell table:style-name="ce22" table:formula="of:=IF(SUM([.T10:.T11])=0;&quot;-&quot;;SUM([.T10:.T11]))" office:value-type="float" office:value="28.81" calcext:value-type="float">
            <text:p>28.81 </text:p>
          </table:table-cell>
          <table:table-cell table:style-name="ce15" table:formula="of:=IF(SUM([.U10:.U11])=0;&quot;-&quot;;SUM([.U10:.U11]))" office:value-type="string" office:string-value="-" calcext:value-type="string">
            <text:p>-</text:p>
          </table:table-cell>
          <table:table-cell table:style-name="ce22" table:formula="of:=IF(SUM([.V10:.V11])=0;&quot;-&quot;;SUM([.V10:.V11]))" office:value-type="string" office:string-value="-" calcext:value-type="string">
            <text:p>-</text:p>
          </table:table-cell>
          <table:table-cell table:style-name="ce15" table:formula="of:=IF(SUM([.W10:.W11])=0;&quot;-&quot;;SUM([.W10:.W11]))" office:value-type="string" office:string-value="-" calcext:value-type="string">
            <text:p>-</text:p>
          </table:table-cell>
          <table:table-cell table:style-name="ce22" table:formula="of:=IF(SUM([.X10:.X11])=0;&quot;-&quot;;SUM([.X10:.X11]))" office:value-type="string" office:string-value="-" calcext:value-type="string">
            <text:p>-</text:p>
          </table:table-cell>
          <table:table-cell table:style-name="ce15" table:formula="of:=IF(SUM([.Y10:.Y11])=0;&quot;-&quot;;SUM([.Y10:.Y11]))" office:value-type="float" office:value="1" calcext:value-type="float">
            <text:p>1</text:p>
          </table:table-cell>
          <table:table-cell table:style-name="ce22" table:formula="of:=IF(SUM([.Z10:.Z11])=0;&quot;-&quot;;SUM([.Z10:.Z11]))" office:value-type="string" office:string-value="-" calcext:value-type="string">
            <text:p>-</text:p>
          </table:table-cell>
          <table:table-cell table:style-name="ce15" table:formula="of:=IF(SUM([.AA10:.AA11])=0;&quot;-&quot;;SUM([.AA10:.AA11]))" office:value-type="float" office:value="1" calcext:value-type="float">
            <text:p>1</text:p>
          </table:table-cell>
          <table:table-cell table:style-name="ce22" table:formula="of:=IF(SUM([.AB10:.AB11])=0;&quot;-&quot;;SUM([.AB10:.AB11]))" office:value-type="float" office:value="28.81" calcext:value-type="float">
            <text:p>28.81 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漁筏</text:p>
          </table:table-cell>
          <table:table-cell table:style-name="ce11" office:value-type="string" calcext:value-type="string">
            <text:p>Rafts</text:p>
          </table:table-cell>
          <table:table-cell table:style-name="ce15" table:formula="of:=IF(SUM([.E10];[.S10];[$'遭難漁船數1(續完)'.C10];[$'遭難漁船數1(續完)'.Q10];[$'遭難漁船數1(續完)'.AA10])=0;&quot;-&quot;;SUM([.E10];[.S10];[$'遭難漁船數1(續完)'.C10];[$'遭難漁船數1(續完)'.Q10];[$'遭難漁船數1(續完)'.AA10]))" office:value-type="float" office:value="9" calcext:value-type="float">
            <text:p>9</text:p>
          </table:table-cell>
          <table:table-cell table:style-name="ce22" table:formula="of:=IF(SUM([.F10];[.T10];[$'遭難漁船數1(續完)'.D10];[$'遭難漁船數1(續完)'.R10];[$'遭難漁船數1(續完)'.AB10])=0;&quot;-&quot;;SUM([.F10];[.T10];[$'遭難漁船數1(續完)'.D10];[$'遭難漁船數1(續完)'.R10];[$'遭難漁船數1(續完)'.AB10]))" office:value-type="float" office:value="32.01" calcext:value-type="float">
            <text:p>32.01 </text:p>
          </table:table-cell>
          <table:table-cell table:style-name="ce15" table:formula="of:=IF(SUM([.G10];[.I10];[.K10];[.M10];[.O10];[.Q10])=0;&quot;-&quot;;SUM([.G10];[.I10];[.K10];[.M10];[.O10];[.Q10]))" office:value-type="float" office:value="1" calcext:value-type="float">
            <text:p>1</text:p>
          </table:table-cell>
          <table:table-cell table:style-name="ce22" table:formula="of:=IF(SUM([.H10];[.J10];[.L10];[.N10];[.P10];[.R10])=0;&quot;-&quot;;SUM([.H10];[.J10];[.L10];[.N10];[.P10];[.R10]))" office:value-type="string" office:string-value="-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U10];[.W10];[.Y10];[.AA10])=0;&quot;-&quot;;SUM([.U10];[.W10];[.Y10];[.AA10]))" office:value-type="float" office:value="2" calcext:value-type="float">
            <text:p>2</text:p>
          </table:table-cell>
          <table:table-cell table:style-name="ce22" table:formula="of:=IF(SUM([.V10];[.X10];[.Z10];[.AB10])=0;&quot;-&quot;;SUM([.V10];[.X10];[.Z10];[.AB10]))" office:value-type="float" office:value="28.81" calcext:value-type="float">
            <text:p>28.81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28.81" calcext:value-type="float">
            <text:p>28.81 </text:p>
          </table:table-cell>
          <table:table-cell table:number-columns-repeated="996"/>
        </table:table-row>
        <table:table-row table:style-name="ro3">
          <table:table-cell table:style-name="ce8" office:value-type="string" calcext:value-type="string">
            <text:p>無動力舢舨</text:p>
          </table:table-cell>
          <table:table-cell table:style-name="ce11" office:value-type="string" calcext:value-type="string">
            <text:p>Non-Powered Sampans</text:p>
          </table:table-cell>
          <table:table-cell table:style-name="ce15" table:formula="of:=IF(SUM([.E11];[.S11];[$'遭難漁船數1(續完)'.C11];[$'遭難漁船數1(續完)'.Q11];[$'遭難漁船數1(續完)'.AA11])=0;&quot;-&quot;;SUM([.E11];[.S11];[$'遭難漁船數1(續完)'.C11];[$'遭難漁船數1(續完)'.Q11];[$'遭難漁船數1(續完)'.AA11]))" office:value-type="float" office:value="22" calcext:value-type="float">
            <text:p>22</text:p>
          </table:table-cell>
          <table:table-cell table:style-name="ce22" table:formula="of:=IF(SUM([.F11];[.T11];[$'遭難漁船數1(續完)'.D11];[$'遭難漁船數1(續完)'.R11];[$'遭難漁船數1(續完)'.AB11])=0;&quot;-&quot;;SUM([.F11];[.T11];[$'遭難漁船數1(續完)'.D11];[$'遭難漁船數1(續完)'.R11];[$'遭難漁船數1(續完)'.AB11]))" office:value-type="float" office:value="0.64" calcext:value-type="float">
            <text:p>0.64 </text:p>
          </table:table-cell>
          <table:table-cell table:style-name="ce15" table:formula="of:=IF(SUM([.G11];[.I11];[.K11];[.M11];[.O11];[.Q11])=0;&quot;-&quot;;SUM([.G11];[.I11];[.K11];[.M11];[.O11];[.Q11]))" office:value-type="string" office:string-value="-" calcext:value-type="string">
            <text:p>-</text:p>
          </table:table-cell>
          <table:table-cell table:style-name="ce22" table:formula="of:=IF(SUM([.H11];[.J11];[.L11];[.N11];[.P11];[.R11])=0;&quot;-&quot;;SUM([.H11];[.J11];[.L11];[.N11];[.P11];[.R11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U11];[.W11];[.Y11];[.AA11])=0;&quot;-&quot;;SUM([.U11];[.W11];[.Y11];[.AA11]))" office:value-type="string" office:string-value="-" calcext:value-type="string">
            <text:p>-</text:p>
          </table:table-cell>
          <table:table-cell table:style-name="ce22" table:formula="of:=IF(SUM([.V11];[.X11];[.Z11];[.AB11])=0;&quot;-&quot;;SUM([.V11];[.X11];[.Z11];[.AB11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計</text:p>
          </table:table-cell>
          <table:table-cell table:style-name="ce11" office:value-type="string" calcext:value-type="string">
            <text:p>Sub-Total</text:p>
          </table:table-cell>
          <table:table-cell table:style-name="ce15" table:formula="of:=IF(SUM([.C13:.C17])=0;&quot;-&quot;;SUM([.C13:.C17]))" office:value-type="float" office:value="132" calcext:value-type="float">
            <text:p>132</text:p>
          </table:table-cell>
          <table:table-cell table:style-name="ce22" table:formula="of:=IF(SUM([.D13:.D17])=0;&quot;-&quot;;SUM([.D13:.D17]))" office:value-type="float" office:value="2856.88" calcext:value-type="float">
            <text:p>2,856.88 </text:p>
          </table:table-cell>
          <table:table-cell table:style-name="ce15" table:formula="of:=IF(SUM([.E13:.E17])=0;&quot;-&quot;;SUM([.E13:.E17]))" office:value-type="float" office:value="42" calcext:value-type="float">
            <text:p>42</text:p>
          </table:table-cell>
          <table:table-cell table:style-name="ce22" table:formula="of:=IF(SUM([.F13:.F17])=0;&quot;-&quot;;SUM([.F13:.F17]))" office:value-type="float" office:value="1106.67" calcext:value-type="float">
            <text:p>1,106.67 </text:p>
          </table:table-cell>
          <table:table-cell table:style-name="ce15" table:formula="of:=IF(SUM([.G13:.G17])=0;&quot;-&quot;;SUM([.G13:.G17]))" office:value-type="float" office:value="1" calcext:value-type="float">
            <text:p>1</text:p>
          </table:table-cell>
          <table:table-cell table:style-name="ce22" table:formula="of:=IF(SUM([.H13:.H17])=0;&quot;-&quot;;SUM([.H13:.H17]))" office:value-type="float" office:value="49.93" calcext:value-type="float">
            <text:p>49.93 </text:p>
          </table:table-cell>
          <table:table-cell table:style-name="ce15" table:formula="of:=IF(SUM([.I13:.I17])=0;&quot;-&quot;;SUM([.I13:.I17]))" office:value-type="float" office:value="2" calcext:value-type="float">
            <text:p>2</text:p>
          </table:table-cell>
          <table:table-cell table:style-name="ce22" table:formula="of:=IF(SUM([.J13:.J17])=0;&quot;-&quot;;SUM([.J13:.J17]))" office:value-type="float" office:value="40.05" calcext:value-type="float">
            <text:p>40.05 </text:p>
          </table:table-cell>
          <table:table-cell table:style-name="ce15" table:formula="of:=IF(SUM([.K13:.K17])=0;&quot;-&quot;;SUM([.K13:.K17]))" office:value-type="float" office:value="1" calcext:value-type="float">
            <text:p>1</text:p>
          </table:table-cell>
          <table:table-cell table:style-name="ce22" table:formula="of:=IF(SUM([.L13:.L17])=0;&quot;-&quot;;SUM([.L13:.L17]))" office:value-type="float" office:value="49.8" calcext:value-type="float">
            <text:p>49.80 </text:p>
          </table:table-cell>
          <table:table-cell table:style-name="ce15" table:formula="of:=IF(SUM([.M13:.M17])=0;&quot;-&quot;;SUM([.M13:.M17]))" office:value-type="float" office:value="1" calcext:value-type="float">
            <text:p>1</text:p>
          </table:table-cell>
          <table:table-cell table:style-name="ce22" table:formula="of:=IF(SUM([.N13:.N17])=0;&quot;-&quot;;SUM([.N13:.N17]))" office:value-type="float" office:value="49.78" calcext:value-type="float">
            <text:p>49.78 </text:p>
          </table:table-cell>
          <table:table-cell table:style-name="ce15" table:formula="of:=IF(SUM([.O13:.O17])=0;&quot;-&quot;;SUM([.O13:.O17]))" office:value-type="float" office:value="29" calcext:value-type="float">
            <text:p>29</text:p>
          </table:table-cell>
          <table:table-cell table:style-name="ce22" table:formula="of:=IF(SUM([.P13:.P17])=0;&quot;-&quot;;SUM([.P13:.P17]))" office:value-type="float" office:value="705.43" calcext:value-type="float">
            <text:p>705.43 </text:p>
          </table:table-cell>
          <table:table-cell table:style-name="ce15" table:formula="of:=IF(SUM([.Q13:.Q17])=0;&quot;-&quot;;SUM([.Q13:.Q17]))" office:value-type="float" office:value="8" calcext:value-type="float">
            <text:p>8</text:p>
          </table:table-cell>
          <table:table-cell table:style-name="ce22" table:formula="of:=IF(SUM([.R13:.R17])=0;&quot;-&quot;;SUM([.R13:.R17]))" office:value-type="float" office:value="211.68" calcext:value-type="float">
            <text:p>211.68 </text:p>
          </table:table-cell>
          <table:table-cell table:style-name="ce15" table:formula="of:=IF(SUM([.S13:.S17])=0;&quot;-&quot;;SUM([.S13:.S17]))" office:value-type="float" office:value="7" calcext:value-type="float">
            <text:p>7</text:p>
          </table:table-cell>
          <table:table-cell table:style-name="ce22" table:formula="of:=IF(SUM([.T13:.T17])=0;&quot;-&quot;;SUM([.T13:.T17]))" office:value-type="float" office:value="142.45" calcext:value-type="float">
            <text:p>142.45 </text:p>
          </table:table-cell>
          <table:table-cell table:style-name="ce15" table:formula="of:=IF(SUM([.U13:.U17])=0;&quot;-&quot;;SUM([.U13:.U17]))" office:value-type="string" office:string-value="-" calcext:value-type="string">
            <text:p>-</text:p>
          </table:table-cell>
          <table:table-cell table:style-name="ce22" table:formula="of:=IF(SUM([.V13:.V17])=0;&quot;-&quot;;SUM([.V13:.V17]))" office:value-type="string" office:string-value="-" calcext:value-type="string">
            <text:p>-</text:p>
          </table:table-cell>
          <table:table-cell table:style-name="ce15" table:formula="of:=IF(SUM([.W13:.W17])=0;&quot;-&quot;;SUM([.W13:.W17]))" office:value-type="float" office:value="1" calcext:value-type="float">
            <text:p>1</text:p>
          </table:table-cell>
          <table:table-cell table:style-name="ce22" table:formula="of:=IF(SUM([.X13:.X17])=0;&quot;-&quot;;SUM([.X13:.X17]))" office:value-type="float" office:value="49.3" calcext:value-type="float">
            <text:p>49.30 </text:p>
          </table:table-cell>
          <table:table-cell table:style-name="ce15" table:formula="of:=IF(SUM([.Y13:.Y17])=0;&quot;-&quot;;SUM([.Y13:.Y17]))" office:value-type="float" office:value="3" calcext:value-type="float">
            <text:p>3</text:p>
          </table:table-cell>
          <table:table-cell table:style-name="ce22" table:formula="of:=IF(SUM([.Z13:.Z17])=0;&quot;-&quot;;SUM([.Z13:.Z17]))" office:value-type="float" office:value="16.24" calcext:value-type="float">
            <text:p>16.24 </text:p>
          </table:table-cell>
          <table:table-cell table:style-name="ce15" table:formula="of:=IF(SUM([.AA13:.AA17])=0;&quot;-&quot;;SUM([.AA13:.AA17]))" office:value-type="float" office:value="3" calcext:value-type="float">
            <text:p>3</text:p>
          </table:table-cell>
          <table:table-cell table:style-name="ce22" table:formula="of:=IF(SUM([.AB13:.AB17])=0;&quot;-&quot;;SUM([.AB13:.AB17]))" office:value-type="float" office:value="76.91" calcext:value-type="float">
            <text:p>76.91 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動力舢舨</text:p>
          </table:table-cell>
          <table:table-cell table:style-name="ce11" office:value-type="string" calcext:value-type="string">
            <text:p>Powered Sampans</text:p>
          </table:table-cell>
          <table:table-cell table:style-name="ce15" table:formula="of:=IF(SUM([.E13];[.S13];[$'遭難漁船數1(續完)'.C13];[$'遭難漁船數1(續完)'.Q13];[$'遭難漁船數1(續完)'.AA13])=0;&quot;-&quot;;SUM([.E13];[.S13];[$'遭難漁船數1(續完)'.C13];[$'遭難漁船數1(續完)'.Q13];[$'遭難漁船數1(續完)'.AA13]))" office:value-type="float" office:value="4" calcext:value-type="float">
            <text:p>4</text:p>
          </table:table-cell>
          <table:table-cell table:style-name="ce22" table:formula="of:=IF(SUM([.F13];[.T13];[$'遭難漁船數1(續完)'.D13];[$'遭難漁船數1(續完)'.R13];[$'遭難漁船數1(續完)'.AB13])=0;&quot;-&quot;;SUM([.F13];[.T13];[$'遭難漁船數1(續完)'.D13];[$'遭難漁船數1(續完)'.R13];[$'遭難漁船數1(續完)'.AB13]))" office:value-type="float" office:value="2.64" calcext:value-type="float">
            <text:p>2.64 </text:p>
          </table:table-cell>
          <table:table-cell table:style-name="ce15" table:formula="of:=IF(SUM([.G13];[.I13];[.K13];[.M13];[.O13];[.Q13])=0;&quot;-&quot;;SUM([.G13];[.I13];[.K13];[.M13];[.O13];[.Q13]))" office:value-type="string" office:string-value="-" calcext:value-type="string">
            <text:p>-</text:p>
          </table:table-cell>
          <table:table-cell table:style-name="ce22" table:formula="of:=IF(SUM([.H13];[.J13];[.L13];[.N13];[.P13];[.R13])=0;&quot;-&quot;;SUM([.H13];[.J13];[.L13];[.N13];[.P13];[.R13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U13];[.W13];[.Y13];[.AA13])=0;&quot;-&quot;;SUM([.U13];[.W13];[.Y13];[.AA13]))" office:value-type="float" office:value="2" calcext:value-type="float">
            <text:p>2</text:p>
          </table:table-cell>
          <table:table-cell table:style-name="ce22" table:formula="of:=IF(SUM([.V13];[.X13];[.Z13];[.AB13])=0;&quot;-&quot;;SUM([.V13];[.X13];[.Z13];[.AB13]))" office:value-type="float" office:value="2" calcext:value-type="float">
            <text:p>2.00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.00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未滿5噸</text:p>
          </table:table-cell>
          <table:table-cell table:style-name="ce11" office:value-type="string" calcext:value-type="string">
            <text:p>Below 5 Tons</text:p>
          </table:table-cell>
          <table:table-cell table:style-name="ce15" table:formula="of:=IF(SUM([.E14];[.S14];[$'遭難漁船數1(續完)'.C14];[$'遭難漁船數1(續完)'.Q14];[$'遭難漁船數1(續完)'.AA14])=0;&quot;-&quot;;SUM([.E14];[.S14];[$'遭難漁船數1(續完)'.C14];[$'遭難漁船數1(續完)'.Q14];[$'遭難漁船數1(續完)'.AA14]))" office:value-type="float" office:value="12" calcext:value-type="float">
            <text:p>12</text:p>
          </table:table-cell>
          <table:table-cell table:style-name="ce22" table:formula="of:=IF(SUM([.F14];[.T14];[$'遭難漁船數1(續完)'.D14];[$'遭難漁船數1(續完)'.R14];[$'遭難漁船數1(續完)'.AB14])=0;&quot;-&quot;;SUM([.F14];[.T14];[$'遭難漁船數1(續完)'.D14];[$'遭難漁船數1(續完)'.R14];[$'遭難漁船數1(續完)'.AB14]))" office:value-type="float" office:value="33.57" calcext:value-type="float">
            <text:p>33.57 </text:p>
          </table:table-cell>
          <table:table-cell table:style-name="ce15" table:formula="of:=IF(SUM([.G14];[.I14];[.K14];[.M14];[.O14];[.Q14])=0;&quot;-&quot;;SUM([.G14];[.I14];[.K14];[.M14];[.O14];[.Q14]))" office:value-type="float" office:value="2" calcext:value-type="float">
            <text:p>2</text:p>
          </table:table-cell>
          <table:table-cell table:style-name="ce22" table:formula="of:=IF(SUM([.H14];[.J14];[.L14];[.N14];[.P14];[.R14])=0;&quot;-&quot;;SUM([.H14];[.J14];[.L14];[.N14];[.P14];[.R14]))" office:value-type="float" office:value="5.96" calcext:value-type="float">
            <text:p>5.96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2.3" calcext:value-type="float">
            <text:p>2.30 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.66" calcext:value-type="float">
            <text:p>3.66 </text:p>
          </table:table-cell>
          <table:table-cell table:style-name="ce15" table:formula="of:=IF(SUM([.U14];[.W14];[.Y14];[.AA14])=0;&quot;-&quot;;SUM([.U14];[.W14];[.Y14];[.AA14]))" office:value-type="string" office:string-value="-" calcext:value-type="string">
            <text:p>-</text:p>
          </table:table-cell>
          <table:table-cell table:style-name="ce22" table:formula="of:=IF(SUM([.V14];[.X14];[.Z14];[.AB14])=0;&quot;-&quot;;SUM([.V14];[.X14];[.Z14];[.AB14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5~未滿10噸</text:p>
          </table:table-cell>
          <table:table-cell table:style-name="ce11" office:value-type="string" calcext:value-type="string">
            <text:p>5- Below 10 Tons</text:p>
          </table:table-cell>
          <table:table-cell table:style-name="ce15" table:formula="of:=IF(SUM([.E15];[.S15];[$'遭難漁船數1(續完)'.C15];[$'遭難漁船數1(續完)'.Q15];[$'遭難漁船數1(續完)'.AA15])=0;&quot;-&quot;;SUM([.E15];[.S15];[$'遭難漁船數1(續完)'.C15];[$'遭難漁船數1(續完)'.Q15];[$'遭難漁船數1(續完)'.AA15]))" office:value-type="float" office:value="15" calcext:value-type="float">
            <text:p>15</text:p>
          </table:table-cell>
          <table:table-cell table:style-name="ce22" table:formula="of:=IF(SUM([.F15];[.T15];[$'遭難漁船數1(續完)'.D15];[$'遭難漁船數1(續完)'.R15];[$'遭難漁船數1(續完)'.AB15])=0;&quot;-&quot;;SUM([.F15];[.T15];[$'遭難漁船數1(續完)'.D15];[$'遭難漁船數1(續完)'.R15];[$'遭難漁船數1(續完)'.AB15]))" office:value-type="float" office:value="118.29" calcext:value-type="float">
            <text:p>118.29 </text:p>
          </table:table-cell>
          <table:table-cell table:style-name="ce15" table:formula="of:=IF(SUM([.G15];[.I15];[.K15];[.M15];[.O15];[.Q15])=0;&quot;-&quot;;SUM([.G15];[.I15];[.K15];[.M15];[.O15];[.Q15]))" office:value-type="float" office:value="6" calcext:value-type="float">
            <text:p>6</text:p>
          </table:table-cell>
          <table:table-cell table:style-name="ce22" table:formula="of:=IF(SUM([.H15];[.J15];[.L15];[.N15];[.P15];[.R15])=0;&quot;-&quot;;SUM([.H15];[.J15];[.L15];[.N15];[.P15];[.R15]))" office:value-type="float" office:value="52.43" calcext:value-type="float">
            <text:p>52.43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8.78" calcext:value-type="float">
            <text:p>8.78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36.51" calcext:value-type="float">
            <text:p>36.51 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7.14" calcext:value-type="float">
            <text:p>7.14 </text:p>
          </table:table-cell>
          <table:table-cell table:style-name="ce15" table:formula="of:=IF(SUM([.U15];[.W15];[.Y15];[.AA15])=0;&quot;-&quot;;SUM([.U15];[.W15];[.Y15];[.AA15]))" office:value-type="string" office:string-value="-" calcext:value-type="string">
            <text:p>-</text:p>
          </table:table-cell>
          <table:table-cell table:style-name="ce22" table:formula="of:=IF(SUM([.V15];[.X15];[.Z15];[.AB15])=0;&quot;-&quot;;SUM([.V15];[.X15];[.Z15];[.AB15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10~未滿20噸</text:p>
          </table:table-cell>
          <table:table-cell table:style-name="ce11" office:value-type="string" calcext:value-type="string">
            <text:p>10- Below 20 Tons</text:p>
          </table:table-cell>
          <table:table-cell table:style-name="ce15" table:formula="of:=IF(SUM([.E16];[.S16];[$'遭難漁船數1(續完)'.C16];[$'遭難漁船數1(續完)'.Q16];[$'遭難漁船數1(續完)'.AA16])=0;&quot;-&quot;;SUM([.E16];[.S16];[$'遭難漁船數1(續完)'.C16];[$'遭難漁船數1(續完)'.Q16];[$'遭難漁船數1(續完)'.AA16]))" office:value-type="float" office:value="36" calcext:value-type="float">
            <text:p>36</text:p>
          </table:table-cell>
          <table:table-cell table:style-name="ce22" table:formula="of:=IF(SUM([.F16];[.T16];[$'遭難漁船數1(續完)'.D16];[$'遭難漁船數1(續完)'.R16];[$'遭難漁船數1(續完)'.AB16])=0;&quot;-&quot;;SUM([.F16];[.T16];[$'遭難漁船數1(續完)'.D16];[$'遭難漁船數1(續完)'.R16];[$'遭難漁船數1(續完)'.AB16]))" office:value-type="float" office:value="637.82" calcext:value-type="float">
            <text:p>637.82 </text:p>
          </table:table-cell>
          <table:table-cell table:style-name="ce15" table:formula="of:=IF(SUM([.G16];[.I16];[.K16];[.M16];[.O16];[.Q16])=0;&quot;-&quot;;SUM([.G16];[.I16];[.K16];[.M16];[.O16];[.Q16]))" office:value-type="float" office:value="12" calcext:value-type="float">
            <text:p>12</text:p>
          </table:table-cell>
          <table:table-cell table:style-name="ce22" table:formula="of:=IF(SUM([.H16];[.J16];[.L16];[.N16];[.P16];[.R16])=0;&quot;-&quot;;SUM([.H16];[.J16];[.L16];[.N16];[.P16];[.R16]))" office:value-type="float" office:value="198.22" calcext:value-type="float">
            <text:p>198.22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160.94" calcext:value-type="float">
            <text:p>160.94 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7.28" calcext:value-type="float">
            <text:p>37.28 </text:p>
          </table:table-cell>
          <table:table-cell table:style-name="ce15" table:formula="of:=IF(SUM([.U16];[.W16];[.Y16];[.AA16])=0;&quot;-&quot;;SUM([.U16];[.W16];[.Y16];[.AA16]))" office:value-type="float" office:value="2" calcext:value-type="float">
            <text:p>2</text:p>
          </table:table-cell>
          <table:table-cell table:style-name="ce22" table:formula="of:=IF(SUM([.V16];[.X16];[.Z16];[.AB16])=0;&quot;-&quot;;SUM([.V16];[.X16];[.Z16];[.AB16]))" office:value-type="float" office:value="32.56" calcext:value-type="float">
            <text:p>32.56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4.24" calcext:value-type="float">
            <text:p>14.24 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8.32" calcext:value-type="float">
            <text:p>18.32 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20~未滿50噸</text:p>
          </table:table-cell>
          <table:table-cell table:style-name="ce11" office:value-type="string" calcext:value-type="string">
            <text:p>20- Below 50 Tons</text:p>
          </table:table-cell>
          <table:table-cell table:style-name="ce15" table:formula="of:=IF(SUM([.E17];[.S17];[$'遭難漁船數1(續完)'.C17];[$'遭難漁船數1(續完)'.Q17];[$'遭難漁船數1(續完)'.AA17])=0;&quot;-&quot;;SUM([.E17];[.S17];[$'遭難漁船數1(續完)'.C17];[$'遭難漁船數1(續完)'.Q17];[$'遭難漁船數1(續完)'.AA17]))" office:value-type="float" office:value="65" calcext:value-type="float">
            <text:p>65</text:p>
          </table:table-cell>
          <table:table-cell table:style-name="ce22" table:formula="of:=IF(SUM([.F17];[.T17];[$'遭難漁船數1(續完)'.D17];[$'遭難漁船數1(續完)'.R17];[$'遭難漁船數1(續完)'.AB17])=0;&quot;-&quot;;SUM([.F17];[.T17];[$'遭難漁船數1(續完)'.D17];[$'遭難漁船數1(續完)'.R17];[$'遭難漁船數1(續完)'.AB17]))" office:value-type="float" office:value="2064.56" calcext:value-type="float">
            <text:p>2,064.56 </text:p>
          </table:table-cell>
          <table:table-cell table:style-name="ce15" table:formula="of:=IF(SUM([.G17];[.I17];[.K17];[.M17];[.O17];[.Q17])=0;&quot;-&quot;;SUM([.G17];[.I17];[.K17];[.M17];[.O17];[.Q17]))" office:value-type="float" office:value="22" calcext:value-type="float">
            <text:p>22</text:p>
          </table:table-cell>
          <table:table-cell table:style-name="ce22" table:formula="of:=IF(SUM([.H17];[.J17];[.L17];[.N17];[.P17];[.R17])=0;&quot;-&quot;;SUM([.H17];[.J17];[.L17];[.N17];[.P17];[.R17]))" office:value-type="float" office:value="850.06" calcext:value-type="float">
            <text:p>850.06 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49.93" calcext:value-type="float">
            <text:p>49.93 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1.27" calcext:value-type="float">
            <text:p>31.27 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49.8" calcext:value-type="float">
            <text:p>49.80 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49.78" calcext:value-type="float">
            <text:p>49.78 </text:p>
          </table:table-cell>
          <table:table-cell table:style-name="ce15" office:value-type="float" office:value="14" calcext:value-type="float">
            <text:p>14</text:p>
          </table:table-cell>
          <table:table-cell table:style-name="ce22" office:value-type="float" office:value="505.68" calcext:value-type="float">
            <text:p>505.68 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163.6" calcext:value-type="float">
            <text:p>163.60 </text:p>
          </table:table-cell>
          <table:table-cell table:style-name="ce15" table:formula="of:=IF(SUM([.U17];[.W17];[.Y17];[.AA17])=0;&quot;-&quot;;SUM([.U17];[.W17];[.Y17];[.AA17]))" office:value-type="float" office:value="3" calcext:value-type="float">
            <text:p>3</text:p>
          </table:table-cell>
          <table:table-cell table:style-name="ce22" table:formula="of:=IF(SUM([.V17];[.X17];[.Z17];[.AB17])=0;&quot;-&quot;;SUM([.V17];[.X17];[.Z17];[.AB17]))" office:value-type="float" office:value="107.89" calcext:value-type="float">
            <text:p>107.89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49.3" calcext:value-type="float">
            <text:p>49.30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58.59" calcext:value-type="float">
            <text:p>58.59 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計</text:p>
          </table:table-cell>
          <table:table-cell table:style-name="ce11" office:value-type="string" calcext:value-type="string">
            <text:p>Sub-Total</text:p>
          </table:table-cell>
          <table:table-cell table:style-name="ce15" table:formula="of:=IF(SUM([.C19:.C23])=0;&quot;-&quot;;SUM([.C19:.C23]))" office:value-type="float" office:value="41" calcext:value-type="float">
            <text:p>41</text:p>
          </table:table-cell>
          <table:table-cell table:style-name="ce22" table:formula="of:=IF(SUM([.D19:.D23])=0;&quot;-&quot;;SUM([.D19:.D23]))" office:value-type="float" office:value="5402.84" calcext:value-type="float">
            <text:p>5,402.84 </text:p>
          </table:table-cell>
          <table:table-cell table:style-name="ce15" table:formula="of:=IF(SUM([.E19:.E23])=0;&quot;-&quot;;SUM([.E19:.E23]))" office:value-type="float" office:value="21" calcext:value-type="float">
            <text:p>21</text:p>
          </table:table-cell>
          <table:table-cell table:style-name="ce22" table:formula="of:=IF(SUM([.F19:.F23])=0;&quot;-&quot;;SUM([.F19:.F23]))" office:value-type="float" office:value="2545.43" calcext:value-type="float">
            <text:p>2,545.43 </text:p>
          </table:table-cell>
          <table:table-cell table:style-name="ce15" table:formula="of:=IF(SUM([.G19:.G23])=0;&quot;-&quot;;SUM([.G19:.G23]))" office:value-type="float" office:value="1" calcext:value-type="float">
            <text:p>1</text:p>
          </table:table-cell>
          <table:table-cell table:style-name="ce22" table:formula="of:=IF(SUM([.H19:.H23])=0;&quot;-&quot;;SUM([.H19:.H23]))" office:value-type="float" office:value="955" calcext:value-type="float">
            <text:p>955.00 </text:p>
          </table:table-cell>
          <table:table-cell table:style-name="ce15" table:formula="of:=IF(SUM([.I19:.I23])=0;&quot;-&quot;;SUM([.I19:.I23]))" office:value-type="float" office:value="6" calcext:value-type="float">
            <text:p>6</text:p>
          </table:table-cell>
          <table:table-cell table:style-name="ce22" table:formula="of:=IF(SUM([.J19:.J23])=0;&quot;-&quot;;SUM([.J19:.J23]))" office:value-type="float" office:value="255.67" calcext:value-type="float">
            <text:p>255.67 </text:p>
          </table:table-cell>
          <table:table-cell table:style-name="ce15" table:formula="of:=IF(SUM([.K19:.K23])=0;&quot;-&quot;;SUM([.K19:.K23]))" office:value-type="float" office:value="5" calcext:value-type="float">
            <text:p>5</text:p>
          </table:table-cell>
          <table:table-cell table:style-name="ce22" table:formula="of:=IF(SUM([.L19:.L23])=0;&quot;-&quot;;SUM([.L19:.L23]))" office:value-type="float" office:value="431.17" calcext:value-type="float">
            <text:p>431.17 </text:p>
          </table:table-cell>
          <table:table-cell table:style-name="ce15" table:formula="of:=IF(SUM([.M19:.M23])=0;&quot;-&quot;;SUM([.M19:.M23]))" office:value-type="string" office:string-value="-" calcext:value-type="string">
            <text:p>-</text:p>
          </table:table-cell>
          <table:table-cell table:style-name="ce22" table:formula="of:=IF(SUM([.N19:.N23])=0;&quot;-&quot;;SUM([.N19:.N23]))" office:value-type="string" office:string-value="-" calcext:value-type="string">
            <text:p>-</text:p>
          </table:table-cell>
          <table:table-cell table:style-name="ce15" table:formula="of:=IF(SUM([.O19:.O23])=0;&quot;-&quot;;SUM([.O19:.O23]))" office:value-type="float" office:value="7" calcext:value-type="float">
            <text:p>7</text:p>
          </table:table-cell>
          <table:table-cell table:style-name="ce22" table:formula="of:=IF(SUM([.P19:.P23])=0;&quot;-&quot;;SUM([.P19:.P23]))" office:value-type="float" office:value="755.91" calcext:value-type="float">
            <text:p>755.91 </text:p>
          </table:table-cell>
          <table:table-cell table:style-name="ce15" table:formula="of:=IF(SUM([.Q19:.Q23])=0;&quot;-&quot;;SUM([.Q19:.Q23]))" office:value-type="float" office:value="2" calcext:value-type="float">
            <text:p>2</text:p>
          </table:table-cell>
          <table:table-cell table:style-name="ce22" table:formula="of:=IF(SUM([.R19:.R23])=0;&quot;-&quot;;SUM([.R19:.R23]))" office:value-type="float" office:value="147.68" calcext:value-type="float">
            <text:p>147.68 </text:p>
          </table:table-cell>
          <table:table-cell table:style-name="ce15" table:formula="of:=IF(SUM([.S19:.S23])=0;&quot;-&quot;;SUM([.S19:.S23]))" office:value-type="float" office:value="1" calcext:value-type="float">
            <text:p>1</text:p>
          </table:table-cell>
          <table:table-cell table:style-name="ce22" table:formula="of:=IF(SUM([.T19:.T23])=0;&quot;-&quot;;SUM([.T19:.T23]))" office:value-type="float" office:value="97.87" calcext:value-type="float">
            <text:p>97.87 </text:p>
          </table:table-cell>
          <table:table-cell table:style-name="ce15" table:formula="of:=IF(SUM([.U19:.U23])=0;&quot;-&quot;;SUM([.U19:.U23]))" office:value-type="string" office:string-value="-" calcext:value-type="string">
            <text:p>-</text:p>
          </table:table-cell>
          <table:table-cell table:style-name="ce22" table:formula="of:=IF(SUM([.V19:.V23])=0;&quot;-&quot;;SUM([.V19:.V23]))" office:value-type="string" office:string-value="-" calcext:value-type="string">
            <text:p>-</text:p>
          </table:table-cell>
          <table:table-cell table:style-name="ce15" table:formula="of:=IF(SUM([.W19:.W23])=0;&quot;-&quot;;SUM([.W19:.W23]))" office:value-type="float" office:value="1" calcext:value-type="float">
            <text:p>1</text:p>
          </table:table-cell>
          <table:table-cell table:style-name="ce22" table:formula="of:=IF(SUM([.X19:.X23])=0;&quot;-&quot;;SUM([.X19:.X23]))" office:value-type="float" office:value="97.87" calcext:value-type="float">
            <text:p>97.87 </text:p>
          </table:table-cell>
          <table:table-cell table:style-name="ce15" table:formula="of:=IF(SUM([.Y19:.Y23])=0;&quot;-&quot;;SUM([.Y19:.Y23]))" office:value-type="string" office:string-value="-" calcext:value-type="string">
            <text:p>-</text:p>
          </table:table-cell>
          <table:table-cell table:style-name="ce22" table:formula="of:=IF(SUM([.Z19:.Z23])=0;&quot;-&quot;;SUM([.Z19:.Z23]))" office:value-type="string" office:string-value="-" calcext:value-type="string">
            <text:p>-</text:p>
          </table:table-cell>
          <table:table-cell table:style-name="ce15" table:formula="of:=IF(SUM([.AA19:.AA23])=0;&quot;-&quot;;SUM([.AA19:.AA23]))" office:value-type="string" office:string-value="-" calcext:value-type="string">
            <text:p>-</text:p>
          </table:table-cell>
          <table:table-cell table:style-name="ce22" table:formula="of:=IF(SUM([.AB19:.AB23])=0;&quot;-&quot;;SUM([.AB19:.AB23]))" office:value-type="string" office:string-value="-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50~未滿100噸</text:p>
          </table:table-cell>
          <table:table-cell table:style-name="ce11" office:value-type="string" calcext:value-type="string">
            <text:p>50- Below 100 Tons</text:p>
          </table:table-cell>
          <table:table-cell table:style-name="ce15" table:formula="of:=IF(SUM([.E19];[.S19];[$'遭難漁船數1(續完)'.C19];[$'遭難漁船數1(續完)'.Q19];[$'遭難漁船數1(續完)'.AA19])=0;&quot;-&quot;;SUM([.E19];[.S19];[$'遭難漁船數1(續完)'.C19];[$'遭難漁船數1(續完)'.Q19];[$'遭難漁船數1(續完)'.AA19]))" office:value-type="float" office:value="35" calcext:value-type="float">
            <text:p>35</text:p>
          </table:table-cell>
          <table:table-cell table:style-name="ce22" table:formula="of:=IF(SUM([.F19];[.T19];[$'遭難漁船數1(續完)'.D19];[$'遭難漁船數1(續完)'.R19];[$'遭難漁船數1(續完)'.AB19])=0;&quot;-&quot;;SUM([.F19];[.T19];[$'遭難漁船數1(續完)'.D19];[$'遭難漁船數1(續完)'.R19];[$'遭難漁船數1(續完)'.AB19]))" office:value-type="float" office:value="2613.82" calcext:value-type="float">
            <text:p>2,613.82 </text:p>
          </table:table-cell>
          <table:table-cell table:style-name="ce15" table:formula="of:=IF(SUM([.G19];[.I19];[.K19];[.M19];[.O19];[.Q19])=0;&quot;-&quot;;SUM([.G19];[.I19];[.K19];[.M19];[.O19];[.Q19]))" office:value-type="float" office:value="18" calcext:value-type="float">
            <text:p>18</text:p>
          </table:table-cell>
          <table:table-cell table:style-name="ce22" table:formula="of:=IF(SUM([.H19];[.J19];[.L19];[.N19];[.P19];[.R19])=0;&quot;-&quot;;SUM([.H19];[.J19];[.L19];[.N19];[.P19];[.R19]))" office:value-type="float" office:value="1198.43" calcext:value-type="float">
            <text:p>1,198.43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office:value-type="float" office:value="255.67" calcext:value-type="float">
            <text:p>255.67 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431.17" calcext:value-type="float">
            <text:p>431.17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363.91" calcext:value-type="float">
            <text:p>363.91 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47.68" calcext:value-type="float">
            <text:p>147.68 </text:p>
          </table:table-cell>
          <table:table-cell table:style-name="ce15" table:formula="of:=IF(SUM([.U19];[.W19];[.Y19];[.AA19])=0;&quot;-&quot;;SUM([.U19];[.W19];[.Y19];[.AA19]))" office:value-type="float" office:value="1" calcext:value-type="float">
            <text:p>1</text:p>
          </table:table-cell>
          <table:table-cell table:style-name="ce22" table:formula="of:=IF(SUM([.V19];[.X19];[.Z19];[.AB19])=0;&quot;-&quot;;SUM([.V19];[.X19];[.Z19];[.AB19]))" office:value-type="float" office:value="97.87" calcext:value-type="float">
            <text:p>97.87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97.87" calcext:value-type="float">
            <text:p>97.87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100~未滿200噸</text:p>
          </table:table-cell>
          <table:table-cell table:style-name="ce11" office:value-type="string" calcext:value-type="string">
            <text:p>100- Below 200 Tons</text:p>
          </table:table-cell>
          <table:table-cell table:style-name="ce15" table:formula="of:=IF(SUM([.E20];[.S20];[$'遭難漁船數1(續完)'.C20];[$'遭難漁船數1(續完)'.Q20];[$'遭難漁船數1(續完)'.AA20])=0;&quot;-&quot;;SUM([.E20];[.S20];[$'遭難漁船數1(續完)'.C20];[$'遭難漁船數1(續完)'.Q20];[$'遭難漁船數1(續完)'.AA20]))" office:value-type="float" office:value="2" calcext:value-type="float">
            <text:p>2</text:p>
          </table:table-cell>
          <table:table-cell table:style-name="ce22" table:formula="of:=IF(SUM([.F20];[.T20];[$'遭難漁船數1(續完)'.D20];[$'遭難漁船數1(續完)'.R20];[$'遭難漁船數1(續完)'.AB20])=0;&quot;-&quot;;SUM([.F20];[.T20];[$'遭難漁船數1(續完)'.D20];[$'遭難漁船數1(續完)'.R20];[$'遭難漁船數1(續完)'.AB20]))" office:value-type="float" office:value="350" calcext:value-type="float">
            <text:p>350.00 </text:p>
          </table:table-cell>
          <table:table-cell table:style-name="ce15" table:formula="of:=IF(SUM([.G20];[.I20];[.K20];[.M20];[.O20];[.Q20])=0;&quot;-&quot;;SUM([.G20];[.I20];[.K20];[.M20];[.O20];[.Q20]))" office:value-type="float" office:value="1" calcext:value-type="float">
            <text:p>1</text:p>
          </table:table-cell>
          <table:table-cell table:style-name="ce22" table:formula="of:=IF(SUM([.H20];[.J20];[.L20];[.N20];[.P20];[.R20])=0;&quot;-&quot;;SUM([.H20];[.J20];[.L20];[.N20];[.P20];[.R20]))" office:value-type="float" office:value="185" calcext:value-type="float">
            <text:p>185.00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85" calcext:value-type="float">
            <text:p>185.00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U20];[.W20];[.Y20];[.AA20])=0;&quot;-&quot;;SUM([.U20];[.W20];[.Y20];[.AA20]))" office:value-type="string" office:string-value="-" calcext:value-type="string">
            <text:p>-</text:p>
          </table:table-cell>
          <table:table-cell table:style-name="ce22" table:formula="of:=IF(SUM([.V20];[.X20];[.Z20];[.AB20])=0;&quot;-&quot;;SUM([.V20];[.X20];[.Z20];[.AB20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200~未滿500噸</text:p>
          </table:table-cell>
          <table:table-cell table:style-name="ce11" office:value-type="string" calcext:value-type="string">
            <text:p>200- Below 500 Tons</text:p>
          </table:table-cell>
          <table:table-cell table:style-name="ce15" table:formula="of:=IF(SUM([.E21];[.S21];[$'遭難漁船數1(續完)'.C21];[$'遭難漁船數1(續完)'.Q21];[$'遭難漁船數1(續完)'.AA21])=0;&quot;-&quot;;SUM([.E21];[.S21];[$'遭難漁船數1(續完)'.C21];[$'遭難漁船數1(續完)'.Q21];[$'遭難漁船數1(續完)'.AA21]))" office:value-type="float" office:value="2" calcext:value-type="float">
            <text:p>2</text:p>
          </table:table-cell>
          <table:table-cell table:style-name="ce22" table:formula="of:=IF(SUM([.F21];[.T21];[$'遭難漁船數1(續完)'.D21];[$'遭難漁船數1(續完)'.R21];[$'遭難漁船數1(續完)'.AB21])=0;&quot;-&quot;;SUM([.F21];[.T21];[$'遭難漁船數1(續完)'.D21];[$'遭難漁船數1(續完)'.R21];[$'遭難漁船數1(續完)'.AB21]))" office:value-type="float" office:value="594" calcext:value-type="float">
            <text:p>594.00 </text:p>
          </table:table-cell>
          <table:table-cell table:style-name="ce15" table:formula="of:=IF(SUM([.G21];[.I21];[.K21];[.M21];[.O21];[.Q21])=0;&quot;-&quot;;SUM([.G21];[.I21];[.K21];[.M21];[.O21];[.Q21]))" office:value-type="float" office:value="1" calcext:value-type="float">
            <text:p>1</text:p>
          </table:table-cell>
          <table:table-cell table:style-name="ce22" table:formula="of:=IF(SUM([.H21];[.J21];[.L21];[.N21];[.P21];[.R21])=0;&quot;-&quot;;SUM([.H21];[.J21];[.L21];[.N21];[.P21];[.R21]))" office:value-type="float" office:value="207" calcext:value-type="float">
            <text:p>207.00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207" calcext:value-type="float">
            <text:p>207.00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U21];[.W21];[.Y21];[.AA21])=0;&quot;-&quot;;SUM([.U21];[.W21];[.Y21];[.AA21]))" office:value-type="string" office:string-value="-" calcext:value-type="string">
            <text:p>-</text:p>
          </table:table-cell>
          <table:table-cell table:style-name="ce22" table:formula="of:=IF(SUM([.V21];[.X21];[.Z21];[.AB21])=0;&quot;-&quot;;SUM([.V21];[.X21];[.Z21];[.AB21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500~未滿1000噸</text:p>
          </table:table-cell>
          <table:table-cell table:style-name="ce11" office:value-type="string" calcext:value-type="string">
            <text:p>500- Below 1000 Tons</text:p>
          </table:table-cell>
          <table:table-cell table:style-name="ce15" table:formula="of:=IF(SUM([.E22];[.S22];[$'遭難漁船數1(續完)'.C22];[$'遭難漁船數1(續完)'.Q22];[$'遭難漁船數1(續完)'.AA22])=0;&quot;-&quot;;SUM([.E22];[.S22];[$'遭難漁船數1(續完)'.C22];[$'遭難漁船數1(續完)'.Q22];[$'遭難漁船數1(續完)'.AA22]))" office:value-type="float" office:value="2" calcext:value-type="float">
            <text:p>2</text:p>
          </table:table-cell>
          <table:table-cell table:style-name="ce22" table:formula="of:=IF(SUM([.F22];[.T22];[$'遭難漁船數1(續完)'.D22];[$'遭難漁船數1(續完)'.R22];[$'遭難漁船數1(續完)'.AB22])=0;&quot;-&quot;;SUM([.F22];[.T22];[$'遭難漁船數1(續完)'.D22];[$'遭難漁船數1(續完)'.R22];[$'遭難漁船數1(續完)'.AB22]))" office:value-type="float" office:value="1845.02" calcext:value-type="float">
            <text:p>1,845.02 </text:p>
          </table:table-cell>
          <table:table-cell table:style-name="ce15" table:formula="of:=IF(SUM([.G22];[.I22];[.K22];[.M22];[.O22];[.Q22])=0;&quot;-&quot;;SUM([.G22];[.I22];[.K22];[.M22];[.O22];[.Q22]))" office:value-type="float" office:value="1" calcext:value-type="float">
            <text:p>1</text:p>
          </table:table-cell>
          <table:table-cell table:style-name="ce22" table:formula="of:=IF(SUM([.H22];[.J22];[.L22];[.N22];[.P22];[.R22])=0;&quot;-&quot;;SUM([.H22];[.J22];[.L22];[.N22];[.P22];[.R22]))" office:value-type="float" office:value="955" calcext:value-type="float">
            <text:p>955.00 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955" calcext:value-type="float">
            <text:p>955.00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U22];[.W22];[.Y22];[.AA22])=0;&quot;-&quot;;SUM([.U22];[.W22];[.Y22];[.AA22]))" office:value-type="string" office:string-value="-" calcext:value-type="string">
            <text:p>-</text:p>
          </table:table-cell>
          <table:table-cell table:style-name="ce22" table:formula="of:=IF(SUM([.V22];[.X22];[.Z22];[.AB22])=0;&quot;-&quot;;SUM([.V22];[.X22];[.Z22];[.AB22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1000噸以上</text:p>
          </table:table-cell>
          <table:table-cell table:style-name="ce11" office:value-type="string" calcext:value-type="string">
            <text:p>1000 <text:s/>Tons and Over</text:p>
          </table:table-cell>
          <table:table-cell table:style-name="ce15" table:formula="of:=IF(SUM([.E23];[.S23];[$'遭難漁船數1(續完)'.C23];[$'遭難漁船數1(續完)'.Q23];[$'遭難漁船數1(續完)'.AA23])=0;&quot;-&quot;;SUM([.E23];[.S23];[$'遭難漁船數1(續完)'.C23];[$'遭難漁船數1(續完)'.Q23];[$'遭難漁船數1(續完)'.AA23]))" office:value-type="string" office:string-value="-" calcext:value-type="string">
            <text:p>-</text:p>
          </table:table-cell>
          <table:table-cell table:style-name="ce22" table:formula="of:=IF(SUM([.F23];[.T23];[$'遭難漁船數1(續完)'.D23];[$'遭難漁船數1(續完)'.R23];[$'遭難漁船數1(續完)'.AB23])=0;&quot;-&quot;;SUM([.F23];[.T23];[$'遭難漁船數1(續完)'.D23];[$'遭難漁船數1(續完)'.R23];[$'遭難漁船數1(續完)'.AB23]))" office:value-type="string" office:string-value="-" calcext:value-type="string">
            <text:p>-</text:p>
          </table:table-cell>
          <table:table-cell table:style-name="ce15" table:formula="of:=IF(SUM([.G23];[.I23];[.K23];[.M23];[.O23];[.Q23])=0;&quot;-&quot;;SUM([.G23];[.I23];[.K23];[.M23];[.O23];[.Q23]))" office:value-type="string" office:string-value="-" calcext:value-type="string">
            <text:p>-</text:p>
          </table:table-cell>
          <table:table-cell table:style-name="ce22" table:formula="of:=IF(SUM([.H23];[.J23];[.L23];[.N23];[.P23];[.R23])=0;&quot;-&quot;;SUM([.H23];[.J23];[.L23];[.N23];[.P23];[.R23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U23];[.W23];[.Y23];[.AA23])=0;&quot;-&quot;;SUM([.U23];[.W23];[.Y23];[.AA23]))" office:value-type="string" office:string-value="-" calcext:value-type="string">
            <text:p>-</text:p>
          </table:table-cell>
          <table:table-cell table:style-name="ce22" table:formula="of:=IF(SUM([.V23];[.X23];[.Z23];[.AB23])=0;&quot;-&quot;;SUM([.V23];[.X23];[.Z23];[.AB23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計</text:p>
          </table:table-cell>
          <table:table-cell table:style-name="ce11" office:value-type="string" calcext:value-type="string">
            <text:p>Sub-Total</text:p>
          </table:table-cell>
          <table:table-cell table:style-name="ce15" table:formula="of:=IF(SUM([.C25])=0;&quot;-&quot;;SUM([.C25]))" office:value-type="string" office:string-value="-" calcext:value-type="string">
            <text:p>-</text:p>
          </table:table-cell>
          <table:table-cell table:style-name="ce22" table:formula="of:=IF(SUM([.D25])=0;&quot;-&quot;;SUM([.D25]))" office:value-type="string" office:string-value="-" calcext:value-type="string">
            <text:p>-</text:p>
          </table:table-cell>
          <table:table-cell table:style-name="ce15" table:formula="of:=IF(SUM([.E25])=0;&quot;-&quot;;SUM([.E25]))" office:value-type="string" office:string-value="-" calcext:value-type="string">
            <text:p>-</text:p>
          </table:table-cell>
          <table:table-cell table:style-name="ce22" table:formula="of:=IF(SUM([.F25])=0;&quot;-&quot;;SUM([.F25]))" office:value-type="string" office:string-value="-" calcext:value-type="string">
            <text:p>-</text:p>
          </table:table-cell>
          <table:table-cell table:style-name="ce15" table:formula="of:=IF(SUM([.G25])=0;&quot;-&quot;;SUM([.G25]))" office:value-type="string" office:string-value="-" calcext:value-type="string">
            <text:p>-</text:p>
          </table:table-cell>
          <table:table-cell table:style-name="ce22" table:formula="of:=IF(SUM([.H25])=0;&quot;-&quot;;SUM([.H25]))" office:value-type="string" office:string-value="-" calcext:value-type="string">
            <text:p>-</text:p>
          </table:table-cell>
          <table:table-cell table:style-name="ce15" table:formula="of:=IF(SUM([.I25])=0;&quot;-&quot;;SUM([.I25]))" office:value-type="string" office:string-value="-" calcext:value-type="string">
            <text:p>-</text:p>
          </table:table-cell>
          <table:table-cell table:style-name="ce22" table:formula="of:=IF(SUM([.J25])=0;&quot;-&quot;;SUM([.J25]))" office:value-type="string" office:string-value="-" calcext:value-type="string">
            <text:p>-</text:p>
          </table:table-cell>
          <table:table-cell table:style-name="ce15" table:formula="of:=IF(SUM([.K25])=0;&quot;-&quot;;SUM([.K25]))" office:value-type="string" office:string-value="-" calcext:value-type="string">
            <text:p>-</text:p>
          </table:table-cell>
          <table:table-cell table:style-name="ce22" table:formula="of:=IF(SUM([.L25])=0;&quot;-&quot;;SUM([.L25]))" office:value-type="string" office:string-value="-" calcext:value-type="string">
            <text:p>-</text:p>
          </table:table-cell>
          <table:table-cell table:style-name="ce15" table:formula="of:=IF(SUM([.M25])=0;&quot;-&quot;;SUM([.M25]))" office:value-type="string" office:string-value="-" calcext:value-type="string">
            <text:p>-</text:p>
          </table:table-cell>
          <table:table-cell table:style-name="ce22" table:formula="of:=IF(SUM([.N25])=0;&quot;-&quot;;SUM([.N25]))" office:value-type="string" office:string-value="-" calcext:value-type="string">
            <text:p>-</text:p>
          </table:table-cell>
          <table:table-cell table:style-name="ce15" table:formula="of:=IF(SUM([.O25])=0;&quot;-&quot;;SUM([.O25]))" office:value-type="string" office:string-value="-" calcext:value-type="string">
            <text:p>-</text:p>
          </table:table-cell>
          <table:table-cell table:style-name="ce22" table:formula="of:=IF(SUM([.P25])=0;&quot;-&quot;;SUM([.P25]))" office:value-type="string" office:string-value="-" calcext:value-type="string">
            <text:p>-</text:p>
          </table:table-cell>
          <table:table-cell table:style-name="ce15" table:formula="of:=IF(SUM([.Q25])=0;&quot;-&quot;;SUM([.Q25]))" office:value-type="string" office:string-value="-" calcext:value-type="string">
            <text:p>-</text:p>
          </table:table-cell>
          <table:table-cell table:style-name="ce22" table:formula="of:=IF(SUM([.R25])=0;&quot;-&quot;;SUM([.R25]))" office:value-type="string" office:string-value="-" calcext:value-type="string">
            <text:p>-</text:p>
          </table:table-cell>
          <table:table-cell table:style-name="ce15" table:formula="of:=IF(SUM([.S25])=0;&quot;-&quot;;SUM([.S25]))" office:value-type="string" office:string-value="-" calcext:value-type="string">
            <text:p>-</text:p>
          </table:table-cell>
          <table:table-cell table:style-name="ce22" table:formula="of:=IF(SUM([.T25])=0;&quot;-&quot;;SUM([.T25]))" office:value-type="string" office:string-value="-" calcext:value-type="string">
            <text:p>-</text:p>
          </table:table-cell>
          <table:table-cell table:style-name="ce15" table:formula="of:=IF(SUM([.U25])=0;&quot;-&quot;;SUM([.U25]))" office:value-type="string" office:string-value="-" calcext:value-type="string">
            <text:p>-</text:p>
          </table:table-cell>
          <table:table-cell table:style-name="ce22" table:formula="of:=IF(SUM([.V25])=0;&quot;-&quot;;SUM([.V25]))" office:value-type="string" office:string-value="-" calcext:value-type="string">
            <text:p>-</text:p>
          </table:table-cell>
          <table:table-cell table:style-name="ce15" table:formula="of:=IF(SUM([.W25])=0;&quot;-&quot;;SUM([.W25]))" office:value-type="string" office:string-value="-" calcext:value-type="string">
            <text:p>-</text:p>
          </table:table-cell>
          <table:table-cell table:style-name="ce22" table:formula="of:=IF(SUM([.X25])=0;&quot;-&quot;;SUM([.X25]))" office:value-type="string" office:string-value="-" calcext:value-type="string">
            <text:p>-</text:p>
          </table:table-cell>
          <table:table-cell table:style-name="ce15" table:formula="of:=IF(SUM([.Y25])=0;&quot;-&quot;;SUM([.Y25]))" office:value-type="string" office:string-value="-" calcext:value-type="string">
            <text:p>-</text:p>
          </table:table-cell>
          <table:table-cell table:style-name="ce22" table:formula="of:=IF(SUM([.Z25])=0;&quot;-&quot;;SUM([.Z25]))" office:value-type="string" office:string-value="-" calcext:value-type="string">
            <text:p>-</text:p>
          </table:table-cell>
          <table:table-cell table:style-name="ce15" table:formula="of:=IF(SUM([.AA25])=0;&quot;-&quot;;SUM([.AA25]))" office:value-type="string" office:string-value="-" calcext:value-type="string">
            <text:p>-</text:p>
          </table:table-cell>
          <table:table-cell table:style-name="ce22" table:formula="of:=IF(SUM([.AB25])=0;&quot;-&quot;;SUM([.AB25]))" office:value-type="string" office:string-value="-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9" office:value-type="string" calcext:value-type="string">
            <text:p>娛樂漁船</text:p>
          </table:table-cell>
          <table:table-cell table:style-name="ce12" office:value-type="string" calcext:value-type="string">
            <text:p>Recreational Fishery Crafts</text:p>
          </table:table-cell>
          <table:table-cell table:style-name="ce16" table:formula="of:=IF(SUM([.E25];[.S25];[$'遭難漁船數1(續完)'.C25];[$'遭難漁船數1(續完)'.Q25];[$'遭難漁船數1(續完)'.AA25])=0;&quot;-&quot;;SUM([.E25];[.S25];[$'遭難漁船數1(續完)'.C25];[$'遭難漁船數1(續完)'.Q25];[$'遭難漁船數1(續完)'.AA25]))" office:value-type="string" office:string-value="-" calcext:value-type="string">
            <text:p>-</text:p>
          </table:table-cell>
          <table:table-cell table:style-name="ce23" table:formula="of:=IF(SUM([.F25];[.T25];[$'遭難漁船數1(續完)'.D25];[$'遭難漁船數1(續完)'.R25];[$'遭難漁船數1(續完)'.AB25])=0;&quot;-&quot;;SUM([.F25];[.T25];[$'遭難漁船數1(續完)'.D25];[$'遭難漁船數1(續完)'.R25];[$'遭難漁船數1(續完)'.AB25]))" office:value-type="string" office:string-value="-" calcext:value-type="string">
            <text:p>-</text:p>
          </table:table-cell>
          <table:table-cell table:style-name="ce16" table:formula="of:=IF(SUM([.G25];[.I25];[.K25];[.M25];[.O25];[.Q25])=0;&quot;-&quot;;SUM([.G25];[.I25];[.K25];[.M25];[.O25];[.Q25]))" office:value-type="string" office:string-value="-" calcext:value-type="string">
            <text:p>-</text:p>
          </table:table-cell>
          <table:table-cell table:style-name="ce23" table:formula="of:=IF(SUM([.H25];[.J25];[.L25];[.N25];[.P25];[.R25])=0;&quot;-&quot;;SUM([.H25];[.J25];[.L25];[.N25];[.P25];[.R25]))" office:value-type="string" office:string-value="-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table:formula="of:=IF(SUM([.U25];[.W25];[.Y25];[.AA25])=0;&quot;-&quot;;SUM([.U25];[.W25];[.Y25];[.AA25]))" office:value-type="string" office:string-value="-" calcext:value-type="string">
            <text:p>-</text:p>
          </table:table-cell>
          <table:table-cell table:style-name="ce23" table:formula="of:=IF(SUM([.V25];[.X25];[.Z25];[.AB25])=0;&quot;-&quot;;SUM([.V25];[.X25];[.Z25];[.AB25]))" office:value-type="string" office:string-value="-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996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遭難漁船數1(續完)" table:style-name="ta2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5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3" table:default-cell-style-name="ce10"/>
        <table:table-column table:style-name="co4" table:default-cell-style-name="ce24"/>
        <table:table-column table:style-name="co6" table:number-columns-repeated="229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17‧遭難漁船數(續完)</text:p>
          </table:table-cell>
          <table:covered-table-cell table:number-columns-repeated="2"/>
          <table:covered-table-cell table:style-name="ce10"/>
          <table:table-cell table:number-columns-repeated="11"/>
          <table:table-cell table:style-name="ce28"/>
          <table:table-cell table:style-name="ce29" table:number-columns-repeated="2"/>
          <table:table-cell table:style-name="ce28" table:number-columns-repeated="2"/>
          <table:table-cell table:style-name="ce32" office:value-type="string" calcext:value-type="string" table:number-columns-spanned="8" table:number-rows-spanned="1">
            <text:p>17‧DISASTERS OF FISHING CRAFT (End)</text:p>
          </table:table-cell>
          <table:covered-table-cell table:number-columns-repeated="7" table:style-name="ce32"/>
          <table:table-cell table:number-columns-repeated="996"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2" office:value-type="string" calcext:value-type="string" table:number-columns-spanned="14" table:number-rows-spanned="1">
            <text:p>海　　　　　上　　　　　未　　　　　沉　　　　　沒</text:p>
          </table:table-cell>
          <table:covered-table-cell table:number-columns-repeated="13" table:style-name="ce2"/>
          <table:table-cell table:style-name="ce2" office:value-type="string" calcext:value-type="string" table:number-columns-spanned="10" table:number-rows-spanned="1">
            <text:p>港　　　　　內　　　　　未　　　　　沉　　　　　沒</text:p>
          </table:table-cell>
          <table:covered-table-cell table:number-columns-repeated="9" table:style-name="ce2"/>
          <table:table-cell table:style-name="ce36"/>
          <table:table-cell table:style-name="ce38"/>
          <table:table-cell table:style-name="ce28" table:number-columns-repeated="99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6" office:value-type="string" calcext:value-type="string" table:number-columns-spanned="14" table:number-rows-spanned="1">
            <text:p>Nusunk at Sea</text:p>
          </table:table-cell>
          <table:covered-table-cell table:number-columns-repeated="12" table:style-name="ce33"/>
          <table:covered-table-cell table:style-name="ce35"/>
          <table:table-cell table:style-name="ce6" office:value-type="string" calcext:value-type="string" table:number-columns-spanned="10" table:number-rows-spanned="1">
            <text:p>Nusunk in Port</text:p>
          </table:table-cell>
          <table:covered-table-cell table:number-columns-repeated="8" table:style-name="ce33"/>
          <table:covered-table-cell table:style-name="ce35"/>
          <table:table-cell table:style-name="ce37"/>
          <table:table-cell table:style-name="ce39"/>
          <table:table-cell table:style-name="ce28" table:number-columns-repeated="996"/>
        </table:table-row>
        <table:table-row table:style-name="ro2">
          <table:table-cell table:style-name="ce4" office:value-type="string" calcext:value-type="string" table:number-columns-spanned="2" table:number-rows-spanned="1">
            <text:p>噸 <text:s text:c="2"/>位 <text:s text:c="2"/>別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計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碰撞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擱淺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失火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翻覆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機器故障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其他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計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碰撞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失火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天災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其他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失蹤</text:p>
          </table:table-cell>
          <table:covered-table-cell table:style-name="ce40"/>
          <table:table-cell table:style-name="ce28" table:number-columns-repeated="996"/>
        </table:table-row>
        <table:table-row table:style-name="ro2">
          <table:table-cell table:style-name="ce5" office:value-type="string" calcext:value-type="string" table:number-columns-spanned="2" table:number-rows-spanned="1">
            <text:p>Tonnage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Collision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Stranded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Fired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Overturned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Engine Breakdown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Others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Casualty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Collision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Fired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Others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Missing</text:p>
          </table:table-cell>
          <table:covered-table-cell table:style-name="ce19"/>
          <table:table-cell table:style-name="ce28" table:number-columns-repeated="996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" office:value-type="string" calcext:value-type="string">
            <text:p>艘數</text:p>
          </table:table-cell>
          <table:table-cell table:style-name="ce20" office:value-type="string" calcext:value-type="string">
            <text:p>噸數</text:p>
          </table:table-cell>
          <table:table-cell table:style-name="ce28" table:number-columns-repeated="996"/>
        </table:table-row>
        <table:table-row table:style-name="ro2">
          <table:table-cell table:style-name="ce6" table:number-columns-spanned="2" table:number-rows-spanned="1"/>
          <table:covered-table-cell table:style-name="ce6"/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6" office:value-type="string" calcext:value-type="string">
            <text:p>Boat</text:p>
          </table:table-cell>
          <table:table-cell table:style-name="ce21" office:value-type="string" calcext:value-type="string">
            <text:p>Tonnage</text:p>
          </table:table-cell>
          <table:table-cell table:style-name="ce28" table:number-columns-repeated="996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IF(SUM([.C9];[.C12];[.C18];[.C24])=0;&quot;-&quot;;SUM([.C9];[.C12];[.C18];[.C24]))" office:value-type="float" office:value="86" calcext:value-type="float">
            <text:p>86</text:p>
          </table:table-cell>
          <table:table-cell table:style-name="ce22" table:formula="of:=IF(SUM([.D9];[.D12];[.D18];[.D24])=0;&quot;-&quot;;SUM([.D9];[.D12];[.D18];[.D24]))" office:value-type="float" office:value="4206.6" calcext:value-type="float">
            <text:p>4,206.60 </text:p>
          </table:table-cell>
          <table:table-cell table:style-name="ce14" table:formula="of:=IF(SUM([.E9];[.E12];[.E18];[.E24])=0;&quot;-&quot;;SUM([.E9];[.E12];[.E18];[.E24]))" office:value-type="float" office:value="6" calcext:value-type="float">
            <text:p>6</text:p>
          </table:table-cell>
          <table:table-cell table:style-name="ce22" table:formula="of:=IF(SUM([.F9];[.F12];[.F18];[.F24])=0;&quot;-&quot;;SUM([.F9];[.F12];[.F18];[.F24]))" office:value-type="float" office:value="657.87" calcext:value-type="float">
            <text:p>657.87 </text:p>
          </table:table-cell>
          <table:table-cell table:style-name="ce14" table:formula="of:=IF(SUM([.G9];[.G12];[.G18];[.G24])=0;&quot;-&quot;;SUM([.G9];[.G12];[.G18];[.G24]))" office:value-type="float" office:value="2" calcext:value-type="float">
            <text:p>2</text:p>
          </table:table-cell>
          <table:table-cell table:style-name="ce22" table:formula="of:=IF(SUM([.H9];[.H12];[.H18];[.H24])=0;&quot;-&quot;;SUM([.H9];[.H12];[.H18];[.H24]))" office:value-type="float" office:value="3.44" calcext:value-type="float">
            <text:p>3.44 </text:p>
          </table:table-cell>
          <table:table-cell table:style-name="ce14" table:formula="of:=IF(SUM([.I9];[.I12];[.I18];[.I24])=0;&quot;-&quot;;SUM([.I9];[.I12];[.I18];[.I24]))" office:value-type="float" office:value="5" calcext:value-type="float">
            <text:p>5</text:p>
          </table:table-cell>
          <table:table-cell table:style-name="ce22" table:formula="of:=IF(SUM([.J9];[.J12];[.J18];[.J24])=0;&quot;-&quot;;SUM([.J9];[.J12];[.J18];[.J24]))" office:value-type="float" office:value="980.39" calcext:value-type="float">
            <text:p>980.39 </text:p>
          </table:table-cell>
          <table:table-cell table:style-name="ce14" table:formula="of:=IF(SUM([.K9];[.K12];[.K18];[.K24])=0;&quot;-&quot;;SUM([.K9];[.K12];[.K18];[.K24]))" office:value-type="float" office:value="1" calcext:value-type="float">
            <text:p>1</text:p>
          </table:table-cell>
          <table:table-cell table:style-name="ce22" table:formula="of:=IF(SUM([.L9];[.L12];[.L18];[.L24])=0;&quot;-&quot;;SUM([.L9];[.L12];[.L18];[.L24]))" office:value-type="float" office:value="17.33" calcext:value-type="float">
            <text:p>17.33 </text:p>
          </table:table-cell>
          <table:table-cell table:style-name="ce14" table:formula="of:=IF(SUM([.M9];[.M12];[.M18];[.M24])=0;&quot;-&quot;;SUM([.M9];[.M12];[.M18];[.M24]))" office:value-type="float" office:value="60" calcext:value-type="float">
            <text:p>60</text:p>
          </table:table-cell>
          <table:table-cell table:style-name="ce22" table:formula="of:=IF(SUM([.N9];[.N12];[.N18];[.N24])=0;&quot;-&quot;;SUM([.N9];[.N12];[.N18];[.N24]))" office:value-type="float" office:value="2066.22" calcext:value-type="float">
            <text:p>2,066.22 </text:p>
          </table:table-cell>
          <table:table-cell table:style-name="ce14" table:formula="of:=IF(SUM([.O9];[.O12];[.O18];[.O24])=0;&quot;-&quot;;SUM([.O9];[.O12];[.O18];[.O24]))" office:value-type="float" office:value="12" calcext:value-type="float">
            <text:p>12</text:p>
          </table:table-cell>
          <table:table-cell table:style-name="ce22" table:formula="of:=IF(SUM([.P9];[.P12];[.P18];[.P24])=0;&quot;-&quot;;SUM([.P9];[.P12];[.P18];[.P24]))" office:value-type="float" office:value="481.35" calcext:value-type="float">
            <text:p>481.35 </text:p>
          </table:table-cell>
          <table:table-cell table:style-name="ce14" table:formula="of:=IF(SUM([.Q9];[.Q12];[.Q18];[.Q24])=0;&quot;-&quot;;SUM([.Q9];[.Q12];[.Q18];[.Q24]))" office:value-type="float" office:value="43" calcext:value-type="float">
            <text:p>43</text:p>
          </table:table-cell>
          <table:table-cell table:style-name="ce22" table:formula="of:=IF(SUM([.R9];[.R12];[.R18];[.R24])=0;&quot;-&quot;;SUM([.R9];[.R12];[.R18];[.R24]))" office:value-type="float" office:value="163.9" calcext:value-type="float">
            <text:p>163.90 </text:p>
          </table:table-cell>
          <table:table-cell table:style-name="ce14" table:formula="of:=IF(SUM([.S9];[.S12];[.S18];[.S24])=0;&quot;-&quot;;SUM([.S9];[.S12];[.S18];[.S24]))" office:value-type="string" office:string-value="-" calcext:value-type="string">
            <text:p>-</text:p>
          </table:table-cell>
          <table:table-cell table:style-name="ce22" table:formula="of:=IF(SUM([.T9];[.T12];[.T18];[.T24])=0;&quot;-&quot;;SUM([.T9];[.T12];[.T18];[.T24]))" office:value-type="string" office:string-value="-" calcext:value-type="string">
            <text:p>-</text:p>
          </table:table-cell>
          <table:table-cell table:style-name="ce14" table:formula="of:=IF(SUM([.U9];[.U12];[.U18];[.U24])=0;&quot;-&quot;;SUM([.U9];[.U12];[.U18];[.U24]))" office:value-type="float" office:value="2" calcext:value-type="float">
            <text:p>2</text:p>
          </table:table-cell>
          <table:table-cell table:style-name="ce22" table:formula="of:=IF(SUM([.V9];[.V12];[.V18];[.V24])=0;&quot;-&quot;;SUM([.V9];[.V12];[.V18];[.V24]))" office:value-type="float" office:value="15.61" calcext:value-type="float">
            <text:p>15.61 </text:p>
          </table:table-cell>
          <table:table-cell table:style-name="ce14" table:formula="of:=IF(SUM([.W9];[.W12];[.W18];[.W24])=0;&quot;-&quot;;SUM([.W9];[.W12];[.W18];[.W24]))" office:value-type="float" office:value="17" calcext:value-type="float">
            <text:p>17</text:p>
          </table:table-cell>
          <table:table-cell table:style-name="ce22" table:formula="of:=IF(SUM([.X9];[.X12];[.X18];[.X24])=0;&quot;-&quot;;SUM([.X9];[.X12];[.X18];[.X24]))" office:value-type="float" office:value="94.94" calcext:value-type="float">
            <text:p>94.94 </text:p>
          </table:table-cell>
          <table:table-cell table:style-name="ce14" table:formula="of:=IF(SUM([.Y9];[.Y12];[.Y18];[.Y24])=0;&quot;-&quot;;SUM([.Y9];[.Y12];[.Y18];[.Y24]))" office:value-type="float" office:value="24" calcext:value-type="float">
            <text:p>24</text:p>
          </table:table-cell>
          <table:table-cell table:style-name="ce22" table:formula="of:=IF(SUM([.Z9];[.Z12];[.Z18];[.Z24])=0;&quot;-&quot;;SUM([.Z9];[.Z12];[.Z18];[.Z24]))" office:value-type="float" office:value="53.35" calcext:value-type="float">
            <text:p>53.35 </text:p>
          </table:table-cell>
          <table:table-cell table:style-name="ce14" table:formula="of:=IF(SUM([.AA9];[.AA12];[.AA18])=0;&quot;-&quot;;SUM([.AA9];[.AA12];[.AA18]))" office:value-type="float" office:value="1" calcext:value-type="float">
            <text:p>1</text:p>
          </table:table-cell>
          <table:table-cell table:style-name="ce22" table:formula="of:=IF(SUM([.AB9];[.AB12];[.AB18])=0;&quot;-&quot;;SUM([.AB9];[.AB12];[.AB18]))" office:value-type="float" office:value="0.64" calcext:value-type="float">
            <text:p>0.64 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計</text:p>
          </table:table-cell>
          <table:table-cell table:style-name="ce11" office:value-type="string" calcext:value-type="string">
            <text:p>Sub-Total</text:p>
          </table:table-cell>
          <table:table-cell table:style-name="ce15" table:formula="of:=IF(SUM([.C10:.C11])=0;&quot;-&quot;;SUM([.C10:.C11]))" office:value-type="float" office:value="4" calcext:value-type="float">
            <text:p>4</text:p>
          </table:table-cell>
          <table:table-cell table:style-name="ce22" table:formula="of:=IF(SUM([.D10:.D11])=0;&quot;-&quot;;SUM([.D10:.D11]))" office:value-type="float" office:value="3.2" calcext:value-type="float">
            <text:p>3.20 </text:p>
          </table:table-cell>
          <table:table-cell table:style-name="ce15" table:formula="of:=IF(SUM([.E10:.E11])=0;&quot;-&quot;;SUM([.E10:.E11]))" office:value-type="float" office:value="1" calcext:value-type="float">
            <text:p>1</text:p>
          </table:table-cell>
          <table:table-cell table:style-name="ce22" table:formula="of:=IF(SUM([.F10:.F11])=0;&quot;-&quot;;SUM([.F10:.F11]))" office:value-type="string" office:string-value="-" calcext:value-type="string">
            <text:p>-</text:p>
          </table:table-cell>
          <table:table-cell table:style-name="ce15" table:formula="of:=IF(SUM([.G10:.G11])=0;&quot;-&quot;;SUM([.G10:.G11]))" office:value-type="string" office:string-value="-" calcext:value-type="string">
            <text:p>-</text:p>
          </table:table-cell>
          <table:table-cell table:style-name="ce22" table:formula="of:=IF(SUM([.H10:.H11])=0;&quot;-&quot;;SUM([.H10:.H11]))" office:value-type="string" office:string-value="-" calcext:value-type="string">
            <text:p>-</text:p>
          </table:table-cell>
          <table:table-cell table:style-name="ce15" table:formula="of:=IF(SUM([.I10:.I11])=0;&quot;-&quot;;SUM([.I10:.I11]))" office:value-type="string" office:string-value="-" calcext:value-type="string">
            <text:p>-</text:p>
          </table:table-cell>
          <table:table-cell table:style-name="ce22" table:formula="of:=IF(SUM([.J10:.J11])=0;&quot;-&quot;;SUM([.J10:.J11]))" office:value-type="string" office:string-value="-" calcext:value-type="string">
            <text:p>-</text:p>
          </table:table-cell>
          <table:table-cell table:style-name="ce15" table:formula="of:=IF(SUM([.K10:.K11])=0;&quot;-&quot;;SUM([.K10:.K11]))" office:value-type="string" office:string-value="-" calcext:value-type="string">
            <text:p>-</text:p>
          </table:table-cell>
          <table:table-cell table:style-name="ce22" table:formula="of:=IF(SUM([.L10:.L11])=0;&quot;-&quot;;SUM([.L10:.L11]))" office:value-type="string" office:string-value="-" calcext:value-type="string">
            <text:p>-</text:p>
          </table:table-cell>
          <table:table-cell table:style-name="ce15" table:formula="of:=IF(SUM([.M10:.M11])=0;&quot;-&quot;;SUM([.M10:.M11]))" office:value-type="float" office:value="3" calcext:value-type="float">
            <text:p>3</text:p>
          </table:table-cell>
          <table:table-cell table:style-name="ce22" table:formula="of:=IF(SUM([.N10:.N11])=0;&quot;-&quot;;SUM([.N10:.N11]))" office:value-type="float" office:value="3.2" calcext:value-type="float">
            <text:p>3.20 </text:p>
          </table:table-cell>
          <table:table-cell table:style-name="ce15" table:formula="of:=IF(SUM([.O10:.O11])=0;&quot;-&quot;;SUM([.O10:.O11]))" office:value-type="string" office:string-value="-" calcext:value-type="string">
            <text:p>-</text:p>
          </table:table-cell>
          <table:table-cell table:style-name="ce22" table:formula="of:=IF(SUM([.P10:.P11])=0;&quot;-&quot;;SUM([.P10:.P11]))" office:value-type="string" office:string-value="-" calcext:value-type="string">
            <text:p>-</text:p>
          </table:table-cell>
          <table:table-cell table:style-name="ce15" table:formula="of:=IF(SUM([.Q10:.Q11])=0;&quot;-&quot;;SUM([.Q10:.Q11]))" office:value-type="float" office:value="23" calcext:value-type="float">
            <text:p>23</text:p>
          </table:table-cell>
          <table:table-cell table:style-name="ce22" table:formula="of:=IF(SUM([.R10:.R11])=0;&quot;-&quot;;SUM([.R10:.R11]))" office:value-type="string" office:string-value="-" calcext:value-type="string">
            <text:p>-</text:p>
          </table:table-cell>
          <table:table-cell table:style-name="ce15" table:formula="of:=IF(SUM([.S10:.S11])=0;&quot;-&quot;;SUM([.S10:.S11]))" office:value-type="string" office:string-value="-" calcext:value-type="string">
            <text:p>-</text:p>
          </table:table-cell>
          <table:table-cell table:style-name="ce22" table:formula="of:=IF(SUM([.T10:.T11])=0;&quot;-&quot;;SUM([.T10:.T11]))" office:value-type="string" office:string-value="-" calcext:value-type="string">
            <text:p>-</text:p>
          </table:table-cell>
          <table:table-cell table:style-name="ce15" table:formula="of:=IF(SUM([.U10:.U11])=0;&quot;-&quot;;SUM([.U10:.U11]))" office:value-type="string" office:string-value="-" calcext:value-type="string">
            <text:p>-</text:p>
          </table:table-cell>
          <table:table-cell table:style-name="ce22" table:formula="of:=IF(SUM([.V10:.V11])=0;&quot;-&quot;;SUM([.V10:.V11]))" office:value-type="string" office:string-value="-" calcext:value-type="string">
            <text:p>-</text:p>
          </table:table-cell>
          <table:table-cell table:style-name="ce15" table:formula="of:=IF(SUM([.W10:.W11])=0;&quot;-&quot;;SUM([.W10:.W11]))" office:value-type="float" office:value="2" calcext:value-type="float">
            <text:p>2</text:p>
          </table:table-cell>
          <table:table-cell table:style-name="ce22" table:formula="of:=IF(SUM([.X10:.X11])=0;&quot;-&quot;;SUM([.X10:.X11]))" office:value-type="string" office:string-value="-" calcext:value-type="string">
            <text:p>-</text:p>
          </table:table-cell>
          <table:table-cell table:style-name="ce15" table:formula="of:=IF(SUM([.Y10:.Y11])=0;&quot;-&quot;;SUM([.Y10:.Y11]))" office:value-type="float" office:value="21" calcext:value-type="float">
            <text:p>21</text:p>
          </table:table-cell>
          <table:table-cell table:style-name="ce22" table:formula="of:=IF(SUM([.Z10:.Z11])=0;&quot;-&quot;;SUM([.Z10:.Z11]))" office:value-type="string" office:string-value="-" calcext:value-type="string">
            <text:p>-</text:p>
          </table:table-cell>
          <table:table-cell table:style-name="ce15" table:formula="of:=IF(SUM([.AA10:.AA11])=0;&quot;-&quot;;SUM([.AA10:.AA11]))" office:value-type="float" office:value="1" calcext:value-type="float">
            <text:p>1</text:p>
          </table:table-cell>
          <table:table-cell table:style-name="ce22" table:formula="of:=IF(SUM([.AB10:.AB11])=0;&quot;-&quot;;SUM([.AB10:.AB11]))" office:value-type="float" office:value="0.64" calcext:value-type="float">
            <text:p>0.64 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漁筏</text:p>
          </table:table-cell>
          <table:table-cell table:style-name="ce11" office:value-type="string" calcext:value-type="string">
            <text:p>Rafts</text:p>
          </table:table-cell>
          <table:table-cell table:style-name="ce15" table:formula="of:=IF(SUM([.E10];[.G10];[.I10];[.K10];[.M10];[.O10])=0;&quot;-&quot;;SUM([.E10];[.G10];[.I10];[.K10];[.M10];[.O10]))" office:value-type="float" office:value="4" calcext:value-type="float">
            <text:p>4</text:p>
          </table:table-cell>
          <table:table-cell table:style-name="ce22" table:formula="of:=IF(SUM([.F10];[.H10];[.J10];[.L10];[.N10];[.P10])=0;&quot;-&quot;;SUM([.F10];[.H10];[.J10];[.L10];[.N10];[.P10]))" office:value-type="float" office:value="3.2" calcext:value-type="float">
            <text:p>3.20 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office:value-type="float" office:value="3.2" calcext:value-type="float">
            <text:p>3.20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S10];[.U10];[.W10];[.Y10])=0;&quot;-&quot;;SUM([.S10];[.U10];[.W10];[.Y10]))" office:value-type="float" office:value="2" calcext:value-type="float">
            <text:p>2</text:p>
          </table:table-cell>
          <table:table-cell table:style-name="ce22" table:formula="of:=IF(SUM([.T10];[.V10];[.X10];[.Z10])=0;&quot;-&quot;;SUM([.T10];[.V10];[.X10];[.Z10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8" office:value-type="string" calcext:value-type="string">
            <text:p>無動力舢舨</text:p>
          </table:table-cell>
          <table:table-cell table:style-name="ce11" office:value-type="string" calcext:value-type="string">
            <text:p>Non-Powered Sampans</text:p>
          </table:table-cell>
          <table:table-cell table:style-name="ce15" table:formula="of:=IF(SUM([.E11];[.G11];[.I11];[.K11];[.M11];[.O11])=0;&quot;-&quot;;SUM([.E11];[.G11];[.I11];[.K11];[.M11];[.O11]))" office:value-type="string" office:string-value="-" calcext:value-type="string">
            <text:p>-</text:p>
          </table:table-cell>
          <table:table-cell table:style-name="ce22" table:formula="of:=IF(SUM([.F11];[.H11];[.J11];[.L11];[.N11];[.P11])=0;&quot;-&quot;;SUM([.F11];[.H11];[.J11];[.L11];[.N11];[.P11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S11];[.U11];[.W11];[.Y11])=0;&quot;-&quot;;SUM([.S11];[.U11];[.W11];[.Y11]))" office:value-type="float" office:value="21" calcext:value-type="float">
            <text:p>21</text:p>
          </table:table-cell>
          <table:table-cell table:style-name="ce22" table:formula="of:=IF(SUM([.T11];[.V11];[.X11];[.Z11])=0;&quot;-&quot;;SUM([.T11];[.V11];[.X11];[.Z11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21" calcext:value-type="float">
            <text:p>21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0.64" calcext:value-type="float">
            <text:p>0.64 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計</text:p>
          </table:table-cell>
          <table:table-cell table:style-name="ce11" office:value-type="string" calcext:value-type="string">
            <text:p>Sub-Total</text:p>
          </table:table-cell>
          <table:table-cell table:style-name="ce15" table:formula="of:=IF(SUM([.C13:.C17])=0;&quot;-&quot;;SUM([.C13:.C17]))" office:value-type="float" office:value="63" calcext:value-type="float">
            <text:p>63</text:p>
          </table:table-cell>
          <table:table-cell table:style-name="ce22" table:formula="of:=IF(SUM([.D13:.D17])=0;&quot;-&quot;;SUM([.D13:.D17]))" office:value-type="float" office:value="1443.86" calcext:value-type="float">
            <text:p>1,443.86 </text:p>
          </table:table-cell>
          <table:table-cell table:style-name="ce15" table:formula="of:=IF(SUM([.E13:.E17])=0;&quot;-&quot;;SUM([.E13:.E17]))" office:value-type="float" office:value="2" calcext:value-type="float">
            <text:p>2</text:p>
          </table:table-cell>
          <table:table-cell table:style-name="ce22" table:formula="of:=IF(SUM([.F13:.F17])=0;&quot;-&quot;;SUM([.F13:.F17]))" office:value-type="float" office:value="72.54" calcext:value-type="float">
            <text:p>72.54 </text:p>
          </table:table-cell>
          <table:table-cell table:style-name="ce15" table:formula="of:=IF(SUM([.G13:.G17])=0;&quot;-&quot;;SUM([.G13:.G17]))" office:value-type="float" office:value="2" calcext:value-type="float">
            <text:p>2</text:p>
          </table:table-cell>
          <table:table-cell table:style-name="ce22" table:formula="of:=IF(SUM([.H13:.H17])=0;&quot;-&quot;;SUM([.H13:.H17]))" office:value-type="float" office:value="3.44" calcext:value-type="float">
            <text:p>3.44 </text:p>
          </table:table-cell>
          <table:table-cell table:style-name="ce15" table:formula="of:=IF(SUM([.I13:.I17])=0;&quot;-&quot;;SUM([.I13:.I17]))" office:value-type="float" office:value="4" calcext:value-type="float">
            <text:p>4</text:p>
          </table:table-cell>
          <table:table-cell table:style-name="ce22" table:formula="of:=IF(SUM([.J13:.J17])=0;&quot;-&quot;;SUM([.J13:.J17]))" office:value-type="float" office:value="90.37" calcext:value-type="float">
            <text:p>90.37 </text:p>
          </table:table-cell>
          <table:table-cell table:style-name="ce15" table:formula="of:=IF(SUM([.K13:.K17])=0;&quot;-&quot;;SUM([.K13:.K17]))" office:value-type="float" office:value="1" calcext:value-type="float">
            <text:p>1</text:p>
          </table:table-cell>
          <table:table-cell table:style-name="ce22" table:formula="of:=IF(SUM([.L13:.L17])=0;&quot;-&quot;;SUM([.L13:.L17]))" office:value-type="float" office:value="17.33" calcext:value-type="float">
            <text:p>17.33 </text:p>
          </table:table-cell>
          <table:table-cell table:style-name="ce15" table:formula="of:=IF(SUM([.M13:.M17])=0;&quot;-&quot;;SUM([.M13:.M17]))" office:value-type="float" office:value="44" calcext:value-type="float">
            <text:p>44</text:p>
          </table:table-cell>
          <table:table-cell table:style-name="ce22" table:formula="of:=IF(SUM([.N13:.N17])=0;&quot;-&quot;;SUM([.N13:.N17]))" office:value-type="float" office:value="920.24" calcext:value-type="float">
            <text:p>920.24 </text:p>
          </table:table-cell>
          <table:table-cell table:style-name="ce15" table:formula="of:=IF(SUM([.O13:.O17])=0;&quot;-&quot;;SUM([.O13:.O17]))" office:value-type="float" office:value="10" calcext:value-type="float">
            <text:p>10</text:p>
          </table:table-cell>
          <table:table-cell table:style-name="ce22" table:formula="of:=IF(SUM([.P13:.P17])=0;&quot;-&quot;;SUM([.P13:.P17]))" office:value-type="float" office:value="339.94" calcext:value-type="float">
            <text:p>339.94 </text:p>
          </table:table-cell>
          <table:table-cell table:style-name="ce15" table:formula="of:=IF(SUM([.Q13:.Q17])=0;&quot;-&quot;;SUM([.Q13:.Q17]))" office:value-type="float" office:value="20" calcext:value-type="float">
            <text:p>20</text:p>
          </table:table-cell>
          <table:table-cell table:style-name="ce22" table:formula="of:=IF(SUM([.R13:.R17])=0;&quot;-&quot;;SUM([.R13:.R17]))" office:value-type="float" office:value="163.9" calcext:value-type="float">
            <text:p>163.90 </text:p>
          </table:table-cell>
          <table:table-cell table:style-name="ce15" table:formula="of:=IF(SUM([.S13:.S17])=0;&quot;-&quot;;SUM([.S13:.S17]))" office:value-type="string" office:string-value="-" calcext:value-type="string">
            <text:p>-</text:p>
          </table:table-cell>
          <table:table-cell table:style-name="ce22" table:formula="of:=IF(SUM([.T13:.T17])=0;&quot;-&quot;;SUM([.T13:.T17]))" office:value-type="string" office:string-value="-" calcext:value-type="string">
            <text:p>-</text:p>
          </table:table-cell>
          <table:table-cell table:style-name="ce15" table:formula="of:=IF(SUM([.U13:.U17])=0;&quot;-&quot;;SUM([.U13:.U17]))" office:value-type="float" office:value="2" calcext:value-type="float">
            <text:p>2</text:p>
          </table:table-cell>
          <table:table-cell table:style-name="ce22" table:formula="of:=IF(SUM([.V13:.V17])=0;&quot;-&quot;;SUM([.V13:.V17]))" office:value-type="float" office:value="15.61" calcext:value-type="float">
            <text:p>15.61 </text:p>
          </table:table-cell>
          <table:table-cell table:style-name="ce15" table:formula="of:=IF(SUM([.W13:.W17])=0;&quot;-&quot;;SUM([.W13:.W17]))" office:value-type="float" office:value="15" calcext:value-type="float">
            <text:p>15</text:p>
          </table:table-cell>
          <table:table-cell table:style-name="ce22" table:formula="of:=IF(SUM([.X13:.X17])=0;&quot;-&quot;;SUM([.X13:.X17]))" office:value-type="float" office:value="94.94" calcext:value-type="float">
            <text:p>94.94 </text:p>
          </table:table-cell>
          <table:table-cell table:style-name="ce15" table:formula="of:=IF(SUM([.Y13:.Y17])=0;&quot;-&quot;;SUM([.Y13:.Y17]))" office:value-type="float" office:value="3" calcext:value-type="float">
            <text:p>3</text:p>
          </table:table-cell>
          <table:table-cell table:style-name="ce22" table:formula="of:=IF(SUM([.Z13:.Z17])=0;&quot;-&quot;;SUM([.Z13:.Z17]))" office:value-type="float" office:value="53.35" calcext:value-type="float">
            <text:p>53.35 </text:p>
          </table:table-cell>
          <table:table-cell table:style-name="ce15" table:formula="of:=IF(SUM([.AA13:.AA17])=0;&quot;-&quot;;SUM([.AA13:.AA17]))" office:value-type="string" office:string-value="-" calcext:value-type="string">
            <text:p>-</text:p>
          </table:table-cell>
          <table:table-cell table:style-name="ce22" table:formula="of:=IF(SUM([.AB13:.AB17])=0;&quot;-&quot;;SUM([.AB13:.AB17]))" office:value-type="string" office:string-value="-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動力舢舨</text:p>
          </table:table-cell>
          <table:table-cell table:style-name="ce11" office:value-type="string" calcext:value-type="string">
            <text:p>Powered Sampans</text:p>
          </table:table-cell>
          <table:table-cell table:style-name="ce15" table:formula="of:=IF(SUM([.E13];[.G13];[.I13];[.K13];[.M13];[.O13])=0;&quot;-&quot;;SUM([.E13];[.G13];[.I13];[.K13];[.M13];[.O13]))" office:value-type="string" office:string-value="-" calcext:value-type="string">
            <text:p>-</text:p>
          </table:table-cell>
          <table:table-cell table:style-name="ce22" table:formula="of:=IF(SUM([.F13];[.H13];[.J13];[.L13];[.N13];[.P13])=0;&quot;-&quot;;SUM([.F13];[.H13];[.J13];[.L13];[.N13];[.P13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S13];[.U13];[.W13];[.Y13])=0;&quot;-&quot;;SUM([.S13];[.U13];[.W13];[.Y13]))" office:value-type="float" office:value="2" calcext:value-type="float">
            <text:p>2</text:p>
          </table:table-cell>
          <table:table-cell table:style-name="ce22" table:formula="of:=IF(SUM([.T13];[.V13];[.X13];[.Z13])=0;&quot;-&quot;;SUM([.T13];[.V13];[.X13];[.Z13]))" office:value-type="float" office:value="0.64" calcext:value-type="float">
            <text:p>0.64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0.64" calcext:value-type="float">
            <text:p>0.64 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未滿5噸</text:p>
          </table:table-cell>
          <table:table-cell table:style-name="ce11" office:value-type="string" calcext:value-type="string">
            <text:p>Below 5 Tons</text:p>
          </table:table-cell>
          <table:table-cell table:style-name="ce15" table:formula="of:=IF(SUM([.E14];[.G14];[.I14];[.K14];[.M14];[.O14])=0;&quot;-&quot;;SUM([.E14];[.G14];[.I14];[.K14];[.M14];[.O14]))" office:value-type="float" office:value="8" calcext:value-type="float">
            <text:p>8</text:p>
          </table:table-cell>
          <table:table-cell table:style-name="ce22" table:formula="of:=IF(SUM([.F14];[.H14];[.J14];[.L14];[.N14];[.P14])=0;&quot;-&quot;;SUM([.F14];[.H14];[.J14];[.L14];[.N14];[.P14]))" office:value-type="float" office:value="22.65" calcext:value-type="float">
            <text:p>22.65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.44" calcext:value-type="float">
            <text:p>3.44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table:style-name="ce22" office:value-type="float" office:value="19.21" calcext:value-type="float">
            <text:p>19.21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S14];[.U14];[.W14];[.Y14])=0;&quot;-&quot;;SUM([.S14];[.U14];[.W14];[.Y14]))" office:value-type="float" office:value="2" calcext:value-type="float">
            <text:p>2</text:p>
          </table:table-cell>
          <table:table-cell table:style-name="ce22" table:formula="of:=IF(SUM([.T14];[.V14];[.X14];[.Z14])=0;&quot;-&quot;;SUM([.T14];[.V14];[.X14];[.Z14]))" office:value-type="float" office:value="4.96" calcext:value-type="float">
            <text:p>4.96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.15" calcext:value-type="float">
            <text:p>1.15 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.81" calcext:value-type="float">
            <text:p>3.81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5~未滿10噸</text:p>
          </table:table-cell>
          <table:table-cell table:style-name="ce11" office:value-type="string" calcext:value-type="string">
            <text:p>5- Below 10 Tons</text:p>
          </table:table-cell>
          <table:table-cell table:style-name="ce15" table:formula="of:=IF(SUM([.E15];[.G15];[.I15];[.K15];[.M15];[.O15])=0;&quot;-&quot;;SUM([.E15];[.G15];[.I15];[.K15];[.M15];[.O15]))" office:value-type="float" office:value="7" calcext:value-type="float">
            <text:p>7</text:p>
          </table:table-cell>
          <table:table-cell table:style-name="ce22" table:formula="of:=IF(SUM([.F15];[.H15];[.J15];[.L15];[.N15];[.P15])=0;&quot;-&quot;;SUM([.F15];[.H15];[.J15];[.L15];[.N15];[.P15]))" office:value-type="float" office:value="50.25" calcext:value-type="float">
            <text:p>50.25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6" calcext:value-type="float">
            <text:p>16.00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34.25" calcext:value-type="float">
            <text:p>34.25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S15];[.U15];[.W15];[.Y15])=0;&quot;-&quot;;SUM([.S15];[.U15];[.W15];[.Y15]))" office:value-type="float" office:value="2" calcext:value-type="float">
            <text:p>2</text:p>
          </table:table-cell>
          <table:table-cell table:style-name="ce22" table:formula="of:=IF(SUM([.T15];[.V15];[.X15];[.Z15])=0;&quot;-&quot;;SUM([.T15];[.V15];[.X15];[.Z15]))" office:value-type="float" office:value="15.61" calcext:value-type="float">
            <text:p>15.61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5.61" calcext:value-type="float">
            <text:p>15.61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10~未滿20噸</text:p>
          </table:table-cell>
          <table:table-cell table:style-name="ce11" office:value-type="string" calcext:value-type="string">
            <text:p>10- Below 20 Tons</text:p>
          </table:table-cell>
          <table:table-cell table:style-name="ce15" table:formula="of:=IF(SUM([.E16];[.G16];[.I16];[.K16];[.M16];[.O16])=0;&quot;-&quot;;SUM([.E16];[.G16];[.I16];[.K16];[.M16];[.O16]))" office:value-type="float" office:value="19" calcext:value-type="float">
            <text:p>19</text:p>
          </table:table-cell>
          <table:table-cell table:style-name="ce22" table:formula="of:=IF(SUM([.F16];[.H16];[.J16];[.L16];[.N16];[.P16])=0;&quot;-&quot;;SUM([.F16];[.H16];[.J16];[.L16];[.N16];[.P16]))" office:value-type="float" office:value="313.89" calcext:value-type="float">
            <text:p>313.89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7.33" calcext:value-type="float">
            <text:p>17.33 </text:p>
          </table:table-cell>
          <table:table-cell table:style-name="ce15" office:value-type="float" office:value="14" calcext:value-type="float">
            <text:p>14</text:p>
          </table:table-cell>
          <table:table-cell table:style-name="ce22" office:value-type="float" office:value="233.73" calcext:value-type="float">
            <text:p>233.73 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2.83" calcext:value-type="float">
            <text:p>62.83 </text:p>
          </table:table-cell>
          <table:table-cell table:style-name="ce15" table:formula="of:=IF(SUM([.S16];[.U16];[.W16];[.Y16])=0;&quot;-&quot;;SUM([.S16];[.U16];[.W16];[.Y16]))" office:value-type="float" office:value="3" calcext:value-type="float">
            <text:p>3</text:p>
          </table:table-cell>
          <table:table-cell table:style-name="ce22" table:formula="of:=IF(SUM([.T16];[.V16];[.X16];[.Z16])=0;&quot;-&quot;;SUM([.T16];[.V16];[.X16];[.Z16]))" office:value-type="float" office:value="93.15" calcext:value-type="float">
            <text:p>93.15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office:value-type="float" office:value="93.15" calcext:value-type="float">
            <text:p>93.15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20~未滿50噸</text:p>
          </table:table-cell>
          <table:table-cell table:style-name="ce11" office:value-type="string" calcext:value-type="string">
            <text:p>20- Below 50 Tons</text:p>
          </table:table-cell>
          <table:table-cell table:style-name="ce15" table:formula="of:=IF(SUM([.E17];[.G17];[.I17];[.K17];[.M17];[.O17])=0;&quot;-&quot;;SUM([.E17];[.G17];[.I17];[.K17];[.M17];[.O17]))" office:value-type="float" office:value="29" calcext:value-type="float">
            <text:p>29</text:p>
          </table:table-cell>
          <table:table-cell table:style-name="ce22" table:formula="of:=IF(SUM([.F17];[.H17];[.J17];[.L17];[.N17];[.P17])=0;&quot;-&quot;;SUM([.F17];[.H17];[.J17];[.L17];[.N17];[.P17]))" office:value-type="float" office:value="1057.07" calcext:value-type="float">
            <text:p>1,057.07 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72.54" calcext:value-type="float">
            <text:p>72.54 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74.37" calcext:value-type="float">
            <text:p>74.37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8" calcext:value-type="float">
            <text:p>18</text:p>
          </table:table-cell>
          <table:table-cell table:style-name="ce22" office:value-type="float" office:value="633.05" calcext:value-type="float">
            <text:p>633.05 </text:p>
          </table:table-cell>
          <table:table-cell table:style-name="ce15" office:value-type="float" office:value="6" calcext:value-type="float">
            <text:p>6</text:p>
          </table:table-cell>
          <table:table-cell table:style-name="ce22" office:value-type="float" office:value="277.11" calcext:value-type="float">
            <text:p>277.11 </text:p>
          </table:table-cell>
          <table:table-cell table:style-name="ce15" table:formula="of:=IF(SUM([.S17];[.U17];[.W17];[.Y17])=0;&quot;-&quot;;SUM([.S17];[.U17];[.W17];[.Y17]))" office:value-type="float" office:value="11" calcext:value-type="float">
            <text:p>11</text:p>
          </table:table-cell>
          <table:table-cell table:style-name="ce22" table:formula="of:=IF(SUM([.T17];[.V17];[.X17];[.Z17])=0;&quot;-&quot;;SUM([.T17];[.V17];[.X17];[.Z17]))" office:value-type="float" office:value="49.54" calcext:value-type="float">
            <text:p>49.54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49.54" calcext:value-type="float">
            <text:p>49.54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計</text:p>
          </table:table-cell>
          <table:table-cell table:style-name="ce11" office:value-type="string" calcext:value-type="string">
            <text:p>Sub-Total</text:p>
          </table:table-cell>
          <table:table-cell table:style-name="ce15" table:formula="of:=IF(SUM([.C19:.C23])=0;&quot;-&quot;;SUM([.C19:.C23]))" office:value-type="float" office:value="19" calcext:value-type="float">
            <text:p>19</text:p>
          </table:table-cell>
          <table:table-cell table:style-name="ce22" table:formula="of:=IF(SUM([.D19:.D23])=0;&quot;-&quot;;SUM([.D19:.D23]))" office:value-type="float" office:value="2759.54" calcext:value-type="float">
            <text:p>2,759.54 </text:p>
          </table:table-cell>
          <table:table-cell table:style-name="ce15" table:formula="of:=IF(SUM([.E19:.E23])=0;&quot;-&quot;;SUM([.E19:.E23]))" office:value-type="float" office:value="3" calcext:value-type="float">
            <text:p>3</text:p>
          </table:table-cell>
          <table:table-cell table:style-name="ce22" table:formula="of:=IF(SUM([.F19:.F23])=0;&quot;-&quot;;SUM([.F19:.F23]))" office:value-type="float" office:value="585.33" calcext:value-type="float">
            <text:p>585.33 </text:p>
          </table:table-cell>
          <table:table-cell table:style-name="ce15" table:formula="of:=IF(SUM([.G19:.G23])=0;&quot;-&quot;;SUM([.G19:.G23]))" office:value-type="string" office:string-value="-" calcext:value-type="string">
            <text:p>-</text:p>
          </table:table-cell>
          <table:table-cell table:style-name="ce22" table:formula="of:=IF(SUM([.H19:.H23])=0;&quot;-&quot;;SUM([.H19:.H23]))" office:value-type="string" office:string-value="-" calcext:value-type="string">
            <text:p>-</text:p>
          </table:table-cell>
          <table:table-cell table:style-name="ce15" table:formula="of:=IF(SUM([.I19:.I23])=0;&quot;-&quot;;SUM([.I19:.I23]))" office:value-type="float" office:value="1" calcext:value-type="float">
            <text:p>1</text:p>
          </table:table-cell>
          <table:table-cell table:style-name="ce22" table:formula="of:=IF(SUM([.J19:.J23])=0;&quot;-&quot;;SUM([.J19:.J23]))" office:value-type="float" office:value="890.02" calcext:value-type="float">
            <text:p>890.02 </text:p>
          </table:table-cell>
          <table:table-cell table:style-name="ce15" table:formula="of:=IF(SUM([.K19:.K23])=0;&quot;-&quot;;SUM([.K19:.K23]))" office:value-type="string" office:string-value="-" calcext:value-type="string">
            <text:p>-</text:p>
          </table:table-cell>
          <table:table-cell table:style-name="ce22" table:formula="of:=IF(SUM([.L19:.L23])=0;&quot;-&quot;;SUM([.L19:.L23]))" office:value-type="string" office:string-value="-" calcext:value-type="string">
            <text:p>-</text:p>
          </table:table-cell>
          <table:table-cell table:style-name="ce15" table:formula="of:=IF(SUM([.M19:.M23])=0;&quot;-&quot;;SUM([.M19:.M23]))" office:value-type="float" office:value="13" calcext:value-type="float">
            <text:p>13</text:p>
          </table:table-cell>
          <table:table-cell table:style-name="ce22" table:formula="of:=IF(SUM([.N19:.N23])=0;&quot;-&quot;;SUM([.N19:.N23]))" office:value-type="float" office:value="1142.78" calcext:value-type="float">
            <text:p>1,142.78 </text:p>
          </table:table-cell>
          <table:table-cell table:style-name="ce15" table:formula="of:=IF(SUM([.O19:.O23])=0;&quot;-&quot;;SUM([.O19:.O23]))" office:value-type="float" office:value="2" calcext:value-type="float">
            <text:p>2</text:p>
          </table:table-cell>
          <table:table-cell table:style-name="ce22" table:formula="of:=IF(SUM([.P19:.P23])=0;&quot;-&quot;;SUM([.P19:.P23]))" office:value-type="float" office:value="141.41" calcext:value-type="float">
            <text:p>141.41 </text:p>
          </table:table-cell>
          <table:table-cell table:style-name="ce15" table:formula="of:=IF(SUM([.Q19:.Q23])=0;&quot;-&quot;;SUM([.Q19:.Q23]))" office:value-type="string" office:string-value="-" calcext:value-type="string">
            <text:p>-</text:p>
          </table:table-cell>
          <table:table-cell table:style-name="ce22" table:formula="of:=IF(SUM([.R19:.R23])=0;&quot;-&quot;;SUM([.R19:.R23]))" office:value-type="string" office:string-value="-" calcext:value-type="string">
            <text:p>-</text:p>
          </table:table-cell>
          <table:table-cell table:style-name="ce15" table:formula="of:=IF(SUM([.S19:.S23])=0;&quot;-&quot;;SUM([.S19:.S23]))" office:value-type="string" office:string-value="-" calcext:value-type="string">
            <text:p>-</text:p>
          </table:table-cell>
          <table:table-cell table:style-name="ce22" table:formula="of:=IF(SUM([.T19:.T23])=0;&quot;-&quot;;SUM([.T19:.T23]))" office:value-type="string" office:string-value="-" calcext:value-type="string">
            <text:p>-</text:p>
          </table:table-cell>
          <table:table-cell table:style-name="ce15" table:formula="of:=IF(SUM([.U19:.U23])=0;&quot;-&quot;;SUM([.U19:.U23]))" office:value-type="string" office:string-value="-" calcext:value-type="string">
            <text:p>-</text:p>
          </table:table-cell>
          <table:table-cell table:style-name="ce22" table:formula="of:=IF(SUM([.V19:.V23])=0;&quot;-&quot;;SUM([.V19:.V23]))" office:value-type="string" office:string-value="-" calcext:value-type="string">
            <text:p>-</text:p>
          </table:table-cell>
          <table:table-cell table:style-name="ce15" table:formula="of:=IF(SUM([.W19:.W23])=0;&quot;-&quot;;SUM([.W19:.W23]))" office:value-type="string" office:string-value="-" calcext:value-type="string">
            <text:p>-</text:p>
          </table:table-cell>
          <table:table-cell table:style-name="ce22" table:formula="of:=IF(SUM([.X19:.X23])=0;&quot;-&quot;;SUM([.X19:.X23]))" office:value-type="string" office:string-value="-" calcext:value-type="string">
            <text:p>-</text:p>
          </table:table-cell>
          <table:table-cell table:style-name="ce15" table:formula="of:=IF(SUM([.Y19:.Y23])=0;&quot;-&quot;;SUM([.Y19:.Y23]))" office:value-type="string" office:string-value="-" calcext:value-type="string">
            <text:p>-</text:p>
          </table:table-cell>
          <table:table-cell table:style-name="ce22" table:formula="of:=IF(SUM([.Z19:.Z23])=0;&quot;-&quot;;SUM([.Z19:.Z23]))" office:value-type="string" office:string-value="-" calcext:value-type="string">
            <text:p>-</text:p>
          </table:table-cell>
          <table:table-cell table:style-name="ce15" table:formula="of:=IF(SUM([.AA19:.AA25])=0;&quot;-&quot;;SUM([.AA19:.AA25]))" office:value-type="string" office:string-value="-" calcext:value-type="string">
            <text:p>-</text:p>
          </table:table-cell>
          <table:table-cell table:style-name="ce22" table:formula="of:=IF(SUM([.AB19:.AB25])=0;&quot;-&quot;;SUM([.AB19:.AB25]))" office:value-type="string" office:string-value="-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50~未滿100噸</text:p>
          </table:table-cell>
          <table:table-cell table:style-name="ce11" office:value-type="string" calcext:value-type="string">
            <text:p>50- Below 100 Tons</text:p>
          </table:table-cell>
          <table:table-cell table:style-name="ce15" table:formula="of:=IF(SUM([.E19];[.G19];[.I19];[.K19];[.M19];[.O19])=0;&quot;-&quot;;SUM([.E19];[.G19];[.I19];[.K19];[.M19];[.O19]))" office:value-type="float" office:value="16" calcext:value-type="float">
            <text:p>16</text:p>
          </table:table-cell>
          <table:table-cell table:style-name="ce22" table:formula="of:=IF(SUM([.F19];[.H19];[.J19];[.L19];[.N19];[.P19])=0;&quot;-&quot;;SUM([.F19];[.H19];[.J19];[.L19];[.N19];[.P19]))" office:value-type="float" office:value="1317.52" calcext:value-type="float">
            <text:p>1,317.52 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98.33" calcext:value-type="float">
            <text:p>198.33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2" calcext:value-type="float">
            <text:p>12</text:p>
          </table:table-cell>
          <table:table-cell table:style-name="ce22" office:value-type="float" office:value="977.78" calcext:value-type="float">
            <text:p>977.78 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41.41" calcext:value-type="float">
            <text:p>141.41 </text:p>
          </table:table-cell>
          <table:table-cell table:style-name="ce15" table:formula="of:=IF(SUM([.S19];[.U19];[.W19];[.Y19])=0;&quot;-&quot;;SUM([.S19];[.U19];[.W19];[.Y19]))" office:value-type="string" office:string-value="-" calcext:value-type="string">
            <text:p>-</text:p>
          </table:table-cell>
          <table:table-cell table:style-name="ce22" table:formula="of:=IF(SUM([.T19];[.V19];[.X19];[.Z19])=0;&quot;-&quot;;SUM([.T19];[.V19];[.X19];[.Z19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100~未滿200噸</text:p>
          </table:table-cell>
          <table:table-cell table:style-name="ce11" office:value-type="string" calcext:value-type="string">
            <text:p>100- Below 200 Tons</text:p>
          </table:table-cell>
          <table:table-cell table:style-name="ce15" table:formula="of:=IF(SUM([.E20];[.G20];[.I20];[.K20];[.M20];[.O20])=0;&quot;-&quot;;SUM([.E20];[.G20];[.I20];[.K20];[.M20];[.O20]))" office:value-type="float" office:value="1" calcext:value-type="float">
            <text:p>1</text:p>
          </table:table-cell>
          <table:table-cell table:style-name="ce22" table:formula="of:=IF(SUM([.F20];[.H20];[.J20];[.L20];[.N20];[.P20])=0;&quot;-&quot;;SUM([.F20];[.H20];[.J20];[.L20];[.N20];[.P20]))" office:value-type="float" office:value="165" calcext:value-type="float">
            <text:p>165.00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65" calcext:value-type="float">
            <text:p>165.00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S20];[.U20];[.W20];[.Y20])=0;&quot;-&quot;;SUM([.S20];[.U20];[.W20];[.Y20]))" office:value-type="string" office:string-value="-" calcext:value-type="string">
            <text:p>-</text:p>
          </table:table-cell>
          <table:table-cell table:style-name="ce22" table:formula="of:=IF(SUM([.T20];[.V20];[.X20];[.Z20])=0;&quot;-&quot;;SUM([.T20];[.V20];[.X20];[.Z20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200~未滿500噸</text:p>
          </table:table-cell>
          <table:table-cell table:style-name="ce11" office:value-type="string" calcext:value-type="string">
            <text:p>200- Below 500 Tons</text:p>
          </table:table-cell>
          <table:table-cell table:style-name="ce15" table:formula="of:=IF(SUM([.E21];[.G21];[.I21];[.K21];[.M21];[.O21])=0;&quot;-&quot;;SUM([.E21];[.G21];[.I21];[.K21];[.M21];[.O21]))" office:value-type="float" office:value="1" calcext:value-type="float">
            <text:p>1</text:p>
          </table:table-cell>
          <table:table-cell table:style-name="ce22" table:formula="of:=IF(SUM([.F21];[.H21];[.J21];[.L21];[.N21];[.P21])=0;&quot;-&quot;;SUM([.F21];[.H21];[.J21];[.L21];[.N21];[.P21]))" office:value-type="float" office:value="387" calcext:value-type="float">
            <text:p>387.00 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87" calcext:value-type="float">
            <text:p>387.00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S21];[.U21];[.W21];[.Y21])=0;&quot;-&quot;;SUM([.S21];[.U21];[.W21];[.Y21]))" office:value-type="string" office:string-value="-" calcext:value-type="string">
            <text:p>-</text:p>
          </table:table-cell>
          <table:table-cell table:style-name="ce22" table:formula="of:=IF(SUM([.T21];[.V21];[.X21];[.Z21])=0;&quot;-&quot;;SUM([.T21];[.V21];[.X21];[.Z21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500~未滿1000噸</text:p>
          </table:table-cell>
          <table:table-cell table:style-name="ce11" office:value-type="string" calcext:value-type="string">
            <text:p>500- Below 1000 Tons</text:p>
          </table:table-cell>
          <table:table-cell table:style-name="ce15" table:formula="of:=IF(SUM([.E22];[.G22];[.I22];[.K22];[.M22];[.O22])=0;&quot;-&quot;;SUM([.E22];[.G22];[.I22];[.K22];[.M22];[.O22]))" office:value-type="float" office:value="1" calcext:value-type="float">
            <text:p>1</text:p>
          </table:table-cell>
          <table:table-cell table:style-name="ce22" table:formula="of:=IF(SUM([.F22];[.H22];[.J22];[.L22];[.N22];[.P22])=0;&quot;-&quot;;SUM([.F22];[.H22];[.J22];[.L22];[.N22];[.P22]))" office:value-type="float" office:value="890.02" calcext:value-type="float">
            <text:p>890.02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890.02" calcext:value-type="float">
            <text:p>890.02 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S22];[.U22];[.W22];[.Y22])=0;&quot;-&quot;;SUM([.S22];[.U22];[.W22];[.Y22]))" office:value-type="string" office:string-value="-" calcext:value-type="string">
            <text:p>-</text:p>
          </table:table-cell>
          <table:table-cell table:style-name="ce22" table:formula="of:=IF(SUM([.T22];[.V22];[.X22];[.Z22])=0;&quot;-&quot;;SUM([.T22];[.V22];[.X22];[.Z22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1000噸以上</text:p>
          </table:table-cell>
          <table:table-cell table:style-name="ce11" office:value-type="string" calcext:value-type="string">
            <text:p>1000 <text:s/>Tons and Over</text:p>
          </table:table-cell>
          <table:table-cell table:style-name="ce15" table:formula="of:=IF(SUM([.E23];[.G23];[.I23];[.K23];[.M23];[.O23])=0;&quot;-&quot;;SUM([.E23];[.G23];[.I23];[.K23];[.M23];[.O23]))" office:value-type="string" office:string-value="-" calcext:value-type="string">
            <text:p>-</text:p>
          </table:table-cell>
          <table:table-cell table:style-name="ce22" table:formula="of:=IF(SUM([.F23];[.H23];[.J23];[.L23];[.N23];[.P23])=0;&quot;-&quot;;SUM([.F23];[.H23];[.J23];[.L23];[.N23];[.P23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table:formula="of:=IF(SUM([.S23];[.U23];[.W23];[.Y23])=0;&quot;-&quot;;SUM([.S23];[.U23];[.W23];[.Y23]))" office:value-type="string" office:string-value="-" calcext:value-type="string">
            <text:p>-</text:p>
          </table:table-cell>
          <table:table-cell table:style-name="ce22" table:formula="of:=IF(SUM([.T23];[.V23];[.X23];[.Z23])=0;&quot;-&quot;;SUM([.T23];[.V23];[.X23];[.Z23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7" office:value-type="string" calcext:value-type="string">
            <text:p>計</text:p>
          </table:table-cell>
          <table:table-cell table:style-name="ce11" office:value-type="string" calcext:value-type="string">
            <text:p>Sub-Total</text:p>
          </table:table-cell>
          <table:table-cell table:style-name="ce15" table:formula="of:=IF(SUM([.C25])=0;&quot;-&quot;;SUM([.C25]))" office:value-type="string" office:string-value="-" calcext:value-type="string">
            <text:p>-</text:p>
          </table:table-cell>
          <table:table-cell table:style-name="ce22" table:formula="of:=IF(SUM([.D25])=0;&quot;-&quot;;SUM([.D25]))" office:value-type="string" office:string-value="-" calcext:value-type="string">
            <text:p>-</text:p>
          </table:table-cell>
          <table:table-cell table:style-name="ce15" table:formula="of:=IF(SUM([.E25])=0;&quot;-&quot;;SUM([.E25]))" office:value-type="string" office:string-value="-" calcext:value-type="string">
            <text:p>-</text:p>
          </table:table-cell>
          <table:table-cell table:style-name="ce22" table:formula="of:=IF(SUM([.F25])=0;&quot;-&quot;;SUM([.F25]))" office:value-type="string" office:string-value="-" calcext:value-type="string">
            <text:p>-</text:p>
          </table:table-cell>
          <table:table-cell table:style-name="ce15" table:formula="of:=IF(SUM([.G25])=0;&quot;-&quot;;SUM([.G25]))" office:value-type="string" office:string-value="-" calcext:value-type="string">
            <text:p>-</text:p>
          </table:table-cell>
          <table:table-cell table:style-name="ce22" table:formula="of:=IF(SUM([.H25])=0;&quot;-&quot;;SUM([.H25]))" office:value-type="string" office:string-value="-" calcext:value-type="string">
            <text:p>-</text:p>
          </table:table-cell>
          <table:table-cell table:style-name="ce15" table:formula="of:=IF(SUM([.I25])=0;&quot;-&quot;;SUM([.I25]))" office:value-type="string" office:string-value="-" calcext:value-type="string">
            <text:p>-</text:p>
          </table:table-cell>
          <table:table-cell table:style-name="ce22" table:formula="of:=IF(SUM([.J25])=0;&quot;-&quot;;SUM([.J25]))" office:value-type="string" office:string-value="-" calcext:value-type="string">
            <text:p>-</text:p>
          </table:table-cell>
          <table:table-cell table:style-name="ce15" table:formula="of:=IF(SUM([.K25])=0;&quot;-&quot;;SUM([.K25]))" office:value-type="string" office:string-value="-" calcext:value-type="string">
            <text:p>-</text:p>
          </table:table-cell>
          <table:table-cell table:style-name="ce22" table:formula="of:=IF(SUM([.L25])=0;&quot;-&quot;;SUM([.L25]))" office:value-type="string" office:string-value="-" calcext:value-type="string">
            <text:p>-</text:p>
          </table:table-cell>
          <table:table-cell table:style-name="ce15" table:formula="of:=IF(SUM([.M25])=0;&quot;-&quot;;SUM([.M25]))" office:value-type="string" office:string-value="-" calcext:value-type="string">
            <text:p>-</text:p>
          </table:table-cell>
          <table:table-cell table:style-name="ce22" table:formula="of:=IF(SUM([.N25])=0;&quot;-&quot;;SUM([.N25]))" office:value-type="string" office:string-value="-" calcext:value-type="string">
            <text:p>-</text:p>
          </table:table-cell>
          <table:table-cell table:style-name="ce15" table:formula="of:=IF(SUM([.O25])=0;&quot;-&quot;;SUM([.O25]))" office:value-type="string" office:string-value="-" calcext:value-type="string">
            <text:p>-</text:p>
          </table:table-cell>
          <table:table-cell table:style-name="ce22" table:formula="of:=IF(SUM([.P25])=0;&quot;-&quot;;SUM([.P25]))" office:value-type="string" office:string-value="-" calcext:value-type="string">
            <text:p>-</text:p>
          </table:table-cell>
          <table:table-cell table:style-name="ce15" table:formula="of:=IF(SUM([.Q25])=0;&quot;-&quot;;SUM([.Q25]))" office:value-type="string" office:string-value="-" calcext:value-type="string">
            <text:p>-</text:p>
          </table:table-cell>
          <table:table-cell table:style-name="ce22" table:formula="of:=IF(SUM([.R25])=0;&quot;-&quot;;SUM([.R25]))" office:value-type="string" office:string-value="-" calcext:value-type="string">
            <text:p>-</text:p>
          </table:table-cell>
          <table:table-cell table:style-name="ce15" table:formula="of:=IF(SUM([.S25])=0;&quot;-&quot;;SUM([.S25]))" office:value-type="string" office:string-value="-" calcext:value-type="string">
            <text:p>-</text:p>
          </table:table-cell>
          <table:table-cell table:style-name="ce22" table:formula="of:=IF(SUM([.T25])=0;&quot;-&quot;;SUM([.T25]))" office:value-type="string" office:string-value="-" calcext:value-type="string">
            <text:p>-</text:p>
          </table:table-cell>
          <table:table-cell table:style-name="ce15" table:formula="of:=IF(SUM([.U25])=0;&quot;-&quot;;SUM([.U25]))" office:value-type="string" office:string-value="-" calcext:value-type="string">
            <text:p>-</text:p>
          </table:table-cell>
          <table:table-cell table:style-name="ce22" table:formula="of:=IF(SUM([.V25])=0;&quot;-&quot;;SUM([.V25]))" office:value-type="string" office:string-value="-" calcext:value-type="string">
            <text:p>-</text:p>
          </table:table-cell>
          <table:table-cell table:style-name="ce15" table:formula="of:=IF(SUM([.W25])=0;&quot;-&quot;;SUM([.W25]))" office:value-type="string" office:string-value="-" calcext:value-type="string">
            <text:p>-</text:p>
          </table:table-cell>
          <table:table-cell table:style-name="ce22" table:formula="of:=IF(SUM([.X25])=0;&quot;-&quot;;SUM([.X25]))" office:value-type="string" office:string-value="-" calcext:value-type="string">
            <text:p>-</text:p>
          </table:table-cell>
          <table:table-cell table:style-name="ce15" table:formula="of:=IF(SUM([.Y25])=0;&quot;-&quot;;SUM([.Y25]))" office:value-type="string" office:string-value="-" calcext:value-type="string">
            <text:p>-</text:p>
          </table:table-cell>
          <table:table-cell table:style-name="ce22" table:formula="of:=IF(SUM([.Z25])=0;&quot;-&quot;;SUM([.Z25]))" office:value-type="string" office:string-value="-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9" office:value-type="string" calcext:value-type="string">
            <text:p>娛樂漁船</text:p>
          </table:table-cell>
          <table:table-cell table:style-name="ce12" office:value-type="string" calcext:value-type="string">
            <text:p>Recreational Fishery Crafts</text:p>
          </table:table-cell>
          <table:table-cell table:style-name="ce16" table:formula="of:=IF(SUM([.E25];[.G25];[.I25];[.K25];[.M25];[.O25])=0;&quot;-&quot;;SUM([.E25];[.G25];[.I25];[.K25];[.M25];[.O25]))" office:value-type="string" office:string-value="-" calcext:value-type="string">
            <text:p>-</text:p>
          </table:table-cell>
          <table:table-cell table:style-name="ce23" table:formula="of:=IF(SUM([.F25];[.H25];[.J25];[.L25];[.N25];[.P25])=0;&quot;-&quot;;SUM([.F25];[.H25];[.J25];[.L25];[.N25];[.P25]))" office:value-type="string" office:string-value="-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table:formula="of:=IF(SUM([.S25];[.U25];[.W25];[.Y25])=0;&quot;-&quot;;SUM([.S25];[.U25];[.W25];[.Y25]))" office:value-type="string" office:string-value="-" calcext:value-type="string">
            <text:p>-</text:p>
          </table:table-cell>
          <table:table-cell table:style-name="ce23" table:formula="of:=IF(SUM([.T25];[.V25];[.X25];[.Z25])=0;&quot;-&quot;;SUM([.T25];[.V25];[.X25];[.Z25]))" office:value-type="string" office:string-value="-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number-columns-repeated="996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loext:min-decimal-places="0" number:min-integer-digits="1" number:grouping="true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微軟正黑體1" style:font-family-asian="微軟正黑體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4mm" fo:margin-right="3mm" style:first-page-number="continue" style:scale-to="100%" style:writing-mode="lr-tb"/>
      <style:header-style>
        <style:header-footer-properties fo:min-height="7.5mm" fo:margin-left="14.99mm" fo:margin-right="16mm" fo:margin-bottom="0mm"/>
      </style:header-style>
      <style:footer-style>
        <style:header-footer-properties fo:min-height="7.5mm" fo:margin-left="14.99mm" fo:margin-right="1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遭難漁船數0" style:display-name="PageStyle_遭難漁船數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遭難漁船數1_28_續完_29_" style:display-name="PageStyle_遭難漁船數1(續完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16:01:30</meta:creation-date>
    <dc:date>2017-11-29T11:57:28.456000000</dc:date>
    <meta:print-date>2017-06-13T12:04:26</meta:print-date>
    <meta:editing-duration>PT56S</meta:editing-duration>
    <meta:editing-cycles>1</meta:editing-cycles>
    <meta:document-statistic meta:table-count="2" meta:cell-count="1180" meta:object-count="0"/>
    <meta:generator>LibreOffice/5.1.3.2$Windows_x86 LibreOffice_project/644e4637d1d8544fd9f56425bd6cec110e49301b</meta:generator>
  </office:meta>
</office:document-meta>
</file>